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rsid="0025ed8b" officeooo:paragraph-rsid="0029a4c4"/>
    </style:style>
    <style:style style:name="P40" style:family="paragraph" style:parent-style-name="Standard">
      <style:text-properties officeooo:rsid="0025ed8b" officeooo:paragraph-rsid="002a4946"/>
    </style:style>
    <style:style style:name="P41" style:family="paragraph" style:parent-style-name="Standard">
      <style:text-properties officeooo:paragraph-rsid="0027bd11"/>
    </style:style>
    <style:style style:name="P42" style:family="paragraph" style:parent-style-name="Standard">
      <style:text-properties officeooo:rsid="0027bd11" officeooo:paragraph-rsid="0027bd11"/>
    </style:style>
    <style:style style:name="P43" style:family="paragraph" style:parent-style-name="Standard">
      <style:text-properties officeooo:rsid="0029a4c4" officeooo:paragraph-rsid="0029a4c4"/>
    </style:style>
    <style:style style:name="P44" style:family="paragraph" style:parent-style-name="Standard">
      <style:text-properties officeooo:rsid="002a4946" officeooo:paragraph-rsid="002a4946"/>
    </style:style>
    <style:style style:name="P45"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6" style:family="paragraph" style:parent-style-name="Standard">
      <style:text-properties officeooo:rsid="001bd33e" officeooo:paragraph-rsid="001bd33e"/>
    </style:style>
    <style:style style:name="P47" style:family="paragraph" style:parent-style-name="Standard">
      <style:text-properties officeooo:rsid="001c785a" officeooo:paragraph-rsid="001c785a"/>
    </style:style>
    <style:style style:name="P48" style:family="paragraph" style:parent-style-name="Standard">
      <style:text-properties officeooo:rsid="001e0fe6" officeooo:paragraph-rsid="001e0fe6"/>
    </style:style>
    <style:style style:name="P49" style:family="paragraph" style:parent-style-name="Standard">
      <style:text-properties officeooo:rsid="0022d4e8" officeooo:paragraph-rsid="0022d4e8"/>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c785a"/>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248564" style:font-style-asian="italic" style:font-style-complex="italic"/>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309152" style:font-style-asian="italic" style:font-style-complex="italic"/>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8564"/>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cbc7"/>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fa77"/>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5ed8b"/>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7bd11"/>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9a4c4"/>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ea282" officeooo:paragraph-rsid="002ea282" style:font-style-asian="normal" style:font-style-complex="normal"/>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f9ef8" officeooo:paragraph-rsid="002f9ef8" style:font-style-asian="normal" style:font-style-complex="normal"/>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309152" officeooo:paragraph-rsid="00309152" style:font-style-asian="normal" style:font-style-complex="normal"/>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3610c" officeooo:paragraph-rsid="0043610c" style:font-style-asian="normal" style:font-style-complex="normal"/>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54f8b" officeooo:paragraph-rsid="00454f8b" style:font-style-asian="normal" style:font-style-complex="normal"/>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7d4f5" officeooo:paragraph-rsid="0047d4f5" style:font-style-asian="normal" style:font-style-complex="normal"/>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7dd3a" officeooo:paragraph-rsid="0047dd3a" style:font-style-asian="normal" style:font-style-complex="normal"/>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bold" officeooo:rsid="00454f8b" officeooo:paragraph-rsid="00454f8b" style:font-style-asian="normal" style:font-weight-asian="bold" style:font-style-complex="normal" style:font-weight-complex="bold"/>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46452f" officeooo:paragraph-rsid="0046452f" style:font-style-asian="normal" style:font-weight-asian="normal" style:font-style-complex="normal" style:font-weight-complex="normal"/>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3ddf2" officeooo:paragraph-rsid="0033ddf2"/>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47c52" officeooo:paragraph-rsid="00347c52"/>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4a005" officeooo:paragraph-rsid="0034a005"/>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347c52" officeooo:paragraph-rsid="00347c52" style:font-weight-asian="bold" style:font-weight-complex="bold"/>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5e2dac" officeooo:paragraph-rsid="005e2dac" style:font-weight-asian="bold" style:font-weight-complex="bold"/>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62c37f" officeooo:paragraph-rsid="0062c37f" style:font-weight-asian="bold" style:font-weight-complex="bold"/>
    </style:style>
    <style:style style:name="P7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6f61ec" officeooo:paragraph-rsid="006f61ec" style:font-weight-asian="bold" style:font-weight-complex="bold"/>
    </style:style>
    <style:style style:name="P7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756188" officeooo:paragraph-rsid="00756188" style:font-weight-asian="bold" style:font-weight-complex="bold"/>
    </style:style>
    <style:style style:name="P7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54bc1" officeooo:paragraph-rsid="00354bc1"/>
    </style:style>
    <style:style style:name="P7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9d71" officeooo:paragraph-rsid="00369d71"/>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73680" officeooo:paragraph-rsid="00373680"/>
    </style:style>
    <style:style style:name="P8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8d2e7" officeooo:paragraph-rsid="0038d2e7"/>
    </style:style>
    <style:style style:name="P8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983f1" officeooo:paragraph-rsid="003983f1"/>
    </style:style>
    <style:style style:name="P8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b74f7" officeooo:paragraph-rsid="003b74f7"/>
    </style:style>
    <style:style style:name="P8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5b7e" officeooo:paragraph-rsid="003d5b7e"/>
    </style:style>
    <style:style style:name="P8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ed3fd" officeooo:paragraph-rsid="003ed3fd"/>
    </style:style>
    <style:style style:name="P8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f5d1a" officeooo:paragraph-rsid="003f5d1a"/>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15739" officeooo:paragraph-rsid="00415739"/>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2e78b" officeooo:paragraph-rsid="0042e78b"/>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31083" officeooo:paragraph-rsid="00431083"/>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8284c" officeooo:paragraph-rsid="0048284c"/>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90445" officeooo:paragraph-rsid="00490445"/>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929a9" officeooo:paragraph-rsid="004929a9"/>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0765" officeooo:paragraph-rsid="004a0765"/>
    </style:style>
    <style:style style:name="P9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ba90b" officeooo:paragraph-rsid="004ba90b"/>
    </style:style>
    <style:style style:name="P9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d8149" officeooo:paragraph-rsid="004d8149"/>
    </style:style>
    <style:style style:name="P9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e7d09" officeooo:paragraph-rsid="004e7d09"/>
    </style:style>
    <style:style style:name="P9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04b35" officeooo:paragraph-rsid="00504b35"/>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19b03" officeooo:paragraph-rsid="00519b03"/>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38ead" officeooo:paragraph-rsid="00538ead"/>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49cb8" officeooo:paragraph-rsid="00549cb8"/>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6c236" officeooo:paragraph-rsid="0056c236"/>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87cde" officeooo:paragraph-rsid="00587cde"/>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9ea6a" officeooo:paragraph-rsid="0059ea6a"/>
    </style:style>
    <style:style style:name="P10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b0174" officeooo:paragraph-rsid="005b0174"/>
    </style:style>
    <style:style style:name="P10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ced7c" officeooo:paragraph-rsid="005ced7c"/>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e19ae" officeooo:paragraph-rsid="005e19ae"/>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e2dac" officeooo:paragraph-rsid="005e2dac"/>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fa649" officeooo:paragraph-rsid="005fa649"/>
    </style:style>
    <style:style style:name="P10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007a5" officeooo:paragraph-rsid="006007a5"/>
    </style:style>
    <style:style style:name="P10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01299" officeooo:paragraph-rsid="00601299"/>
    </style:style>
    <style:style style:name="P11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0b943" officeooo:paragraph-rsid="0060b943"/>
    </style:style>
    <style:style style:name="P11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0f33a" officeooo:paragraph-rsid="0060f33a"/>
    </style:style>
    <style:style style:name="P11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2c37f" officeooo:paragraph-rsid="0062c37f"/>
    </style:style>
    <style:style style:name="P11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33e4a" officeooo:paragraph-rsid="00633e4a"/>
    </style:style>
    <style:style style:name="P11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64c82" officeooo:paragraph-rsid="00664c82"/>
    </style:style>
    <style:style style:name="P11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73349" officeooo:paragraph-rsid="00673349"/>
    </style:style>
    <style:style style:name="P1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77fae" officeooo:paragraph-rsid="00677fae"/>
    </style:style>
    <style:style style:name="P1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7ae30" officeooo:paragraph-rsid="0067ae30"/>
    </style:style>
    <style:style style:name="P1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93407" officeooo:paragraph-rsid="00693407"/>
    </style:style>
    <style:style style:name="P1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a3a23" officeooo:paragraph-rsid="006a3a23"/>
    </style:style>
    <style:style style:name="P1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c025a" officeooo:paragraph-rsid="006c025a"/>
    </style:style>
    <style:style style:name="P12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de2fa" officeooo:paragraph-rsid="006de2fa"/>
    </style:style>
    <style:style style:name="P12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eb992" officeooo:paragraph-rsid="006eb992"/>
    </style:style>
    <style:style style:name="P12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f61ec" officeooo:paragraph-rsid="006f61ec"/>
    </style:style>
    <style:style style:name="P12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1075b" officeooo:paragraph-rsid="0071075b"/>
    </style:style>
    <style:style style:name="P12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1a49d" officeooo:paragraph-rsid="0071a49d"/>
    </style:style>
    <style:style style:name="P1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1f1ee" officeooo:paragraph-rsid="0071f1ee"/>
    </style:style>
    <style:style style:name="P1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33b35" officeooo:paragraph-rsid="00733b35"/>
    </style:style>
    <style:style style:name="P12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42192" officeooo:paragraph-rsid="00742192"/>
    </style:style>
    <style:style style:name="P12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4f4f4" officeooo:paragraph-rsid="0074f4f4"/>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56188" officeooo:paragraph-rsid="00756188"/>
    </style:style>
    <style:style style:name="P13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756188" officeooo:paragraph-rsid="00756188" style:font-weight-asian="normal" style:font-weight-complex="normal"/>
    </style:style>
    <style:style style:name="P13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763a56" officeooo:paragraph-rsid="00763a56" style:font-weight-asian="normal" style:font-weight-complex="normal"/>
    </style:style>
    <style:style style:name="P1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78540" officeooo:paragraph-rsid="00778540"/>
    </style:style>
    <style:style style:name="P1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8adea" officeooo:paragraph-rsid="0078adea"/>
    </style:style>
    <style:style style:name="P13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ac604" officeooo:paragraph-rsid="007ac604"/>
    </style:style>
    <style:style style:name="P13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be068" officeooo:paragraph-rsid="007be068"/>
    </style:style>
    <style:style style:name="P13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da65b" officeooo:paragraph-rsid="007da65b"/>
    </style:style>
    <style:style style:name="P1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e7ede" officeooo:paragraph-rsid="007e7ede"/>
    </style:style>
    <style:style style:name="P13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04a03" officeooo:paragraph-rsid="00804a03"/>
    </style:style>
    <style:style style:name="P14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09145" officeooo:paragraph-rsid="00809145"/>
    </style:style>
    <style:style style:name="P14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1790a" officeooo:paragraph-rsid="0081790a"/>
    </style:style>
    <style:style style:name="P14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1a7da" officeooo:paragraph-rsid="0081a7da"/>
    </style:style>
    <style:style style:name="P14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38837" officeooo:paragraph-rsid="00838837"/>
    </style:style>
    <style:style style:name="P14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4961b" officeooo:paragraph-rsid="0084961b"/>
    </style:style>
    <style:style style:name="P14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53d47" officeooo:paragraph-rsid="00853d47"/>
    </style:style>
    <style:style style:name="P14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633a0" officeooo:paragraph-rsid="008633a0"/>
    </style:style>
    <style:style style:name="P1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66499" officeooo:paragraph-rsid="00866499"/>
    </style:style>
    <style:style style:name="P1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685f0" officeooo:paragraph-rsid="008685f0"/>
    </style:style>
    <style:style style:name="P1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6db71" officeooo:paragraph-rsid="0086db71"/>
    </style:style>
    <style:style style:name="P1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730cd" officeooo:paragraph-rsid="008730cd"/>
    </style:style>
    <style:style style:name="P1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75d2a" officeooo:paragraph-rsid="00875d2a"/>
    </style:style>
    <style:style style:name="P15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78f10" officeooo:paragraph-rsid="00878f10"/>
    </style:style>
    <style:style style:name="P1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86fb7" officeooo:paragraph-rsid="00886fb7"/>
    </style:style>
    <style:style style:name="P1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886fb7" officeooo:paragraph-rsid="00886fb7" style:font-weight-asian="bold" style:font-weight-complex="bold"/>
    </style:style>
    <style:style style:name="P1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2605e" officeooo:paragraph-rsid="0092605e" style:font-weight-asian="bold" style:font-weight-complex="bold"/>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66c9d" officeooo:paragraph-rsid="00966c9d" style:font-weight-asian="bold" style:font-weight-complex="bold"/>
    </style:style>
    <style:style style:name="P15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886fb7" officeooo:paragraph-rsid="00886fb7" style:font-weight-asian="normal" style:font-weight-complex="normal"/>
    </style:style>
    <style:style style:name="P1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894fa4" officeooo:paragraph-rsid="00894fa4" style:font-weight-asian="normal" style:font-weight-complex="normal"/>
    </style:style>
    <style:style style:name="P15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66c9d" officeooo:paragraph-rsid="00966c9d" style:font-weight-asian="normal" style:font-weight-complex="normal"/>
    </style:style>
    <style:style style:name="P1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94fa4" officeooo:paragraph-rsid="00894fa4"/>
    </style:style>
    <style:style style:name="P1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a1abf" officeooo:paragraph-rsid="008a1abf"/>
    </style:style>
    <style:style style:name="P16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bd045" officeooo:paragraph-rsid="008bd045"/>
    </style:style>
    <style:style style:name="P16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da01c" officeooo:paragraph-rsid="008da01c"/>
    </style:style>
    <style:style style:name="P16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f1fea" officeooo:paragraph-rsid="008f1fea"/>
    </style:style>
    <style:style style:name="P16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08950" officeooo:paragraph-rsid="00908950"/>
    </style:style>
    <style:style style:name="P16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1029b" officeooo:paragraph-rsid="0091029b"/>
    </style:style>
    <style:style style:name="P1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2605e" officeooo:paragraph-rsid="0092605e"/>
    </style:style>
    <style:style style:name="P16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4db14" officeooo:paragraph-rsid="0094db14"/>
    </style:style>
    <style:style style:name="P16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66c9d" officeooo:paragraph-rsid="00966c9d"/>
    </style:style>
    <style:style style:name="P17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17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70128" officeooo:paragraph-rsid="00970128"/>
    </style:style>
    <style:style style:name="P17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78dee" officeooo:paragraph-rsid="00978dee"/>
    </style:style>
    <style:style style:name="P17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93fb1" officeooo:paragraph-rsid="00993fb1"/>
    </style:style>
    <style:style style:name="P1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95cc6" officeooo:paragraph-rsid="00995cc6"/>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31eba2"/>
    </style:style>
    <style:style style:name="T13" style:family="text">
      <style:text-properties fo:font-weight="bold" style:font-weight-asian="bold" style:font-weight-complex="bold"/>
    </style:style>
    <style:style style:name="T14" style:family="text">
      <style:text-properties fo:font-weight="bold" officeooo:rsid="003c9df6" style:font-weight-asian="bold" style:font-weight-complex="bold"/>
    </style:style>
    <style:style style:name="T15" style:family="text">
      <style:text-properties officeooo:rsid="00431083"/>
    </style:style>
    <style:style style:name="T16" style:family="text">
      <style:text-properties officeooo:rsid="00454f8b"/>
    </style:style>
    <style:style style:name="T17" style:family="text">
      <style:text-properties officeooo:rsid="004dcc93"/>
    </style:style>
    <style:style style:name="T18" style:family="text">
      <style:text-properties officeooo:rsid="0053a38d"/>
    </style:style>
    <style:style style:name="T19" style:family="text">
      <style:text-properties officeooo:rsid="0056487d"/>
    </style:style>
    <style:style style:name="T20" style:family="text">
      <style:text-properties officeooo:rsid="00587cde"/>
    </style:style>
    <style:style style:name="T21" style:family="text">
      <style:text-properties officeooo:rsid="005d6ffc"/>
    </style:style>
    <style:style style:name="T22" style:family="text">
      <style:text-properties fo:font-weight="normal" style:font-weight-asian="normal" style:font-weight-complex="normal"/>
    </style:style>
    <style:style style:name="T23" style:family="text">
      <style:text-properties officeooo:rsid="006a3a23"/>
    </style:style>
    <style:style style:name="T24" style:family="text">
      <style:text-properties officeooo:rsid="00756188"/>
    </style:style>
    <style:style style:name="T25" style:family="text">
      <style:text-properties officeooo:rsid="007a7340"/>
    </style:style>
    <style:style style:name="T26" style:family="text">
      <style:text-properties officeooo:rsid="007da65b"/>
    </style:style>
    <style:style style:name="T27" style:family="text">
      <style:text-properties officeooo:rsid="007dc329"/>
    </style:style>
    <style:style style:name="T28" style:family="text">
      <style:text-properties officeooo:rsid="007f9394"/>
    </style:style>
    <style:style style:name="T29" style:family="text">
      <style:text-properties officeooo:rsid="0084961b"/>
    </style:style>
    <style:style style:name="T30" style:family="text">
      <style:text-properties officeooo:rsid="008730cd"/>
    </style:style>
    <style:style style:name="T31" style:family="text">
      <style:text-properties officeooo:rsid="00888974"/>
    </style:style>
    <style:style style:name="T32" style:family="text">
      <style:text-properties officeooo:rsid="0093e999"/>
    </style:style>
    <style:style style:name="T33" style:family="text">
      <style:text-properties officeooo:rsid="0097012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0">Я молодец.</text:p>
      <text:p text:style-name="P61">Кстати, моя фраза: “люди пережили фигню которая им в жизни не пригодится, это и есть страдание”.</text:p>
      <text:p text:style-name="P62">Пиздец умная фраза. Использованная на безмозглую дуру которая ничего с ней не сделает <text:span text:style-name="T12">(а.к.а. мать)</text:span></text:p>
      <text:p text:style-name="P52"/>
      <text:p text:style-name="P51"/>
      <text:p text:style-name="P22"/>
      <text:p text:style-name="P46">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69">Самозащита. Было </text:p>
      <text:p text:style-name="P50"/>
      <text:p text:style-name="P50"/>
      <text:p text:style-name="P50"/>
      <text:p text:style-name="P23"/>
      <text:p text:style-name="P2"/>
      <text:p text:style-name="P47">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69">Оно кидает меня в сферы которым уже никто не нужен кроме пушечного мяса.</text:p>
      <text:p text:style-name="P69">Я ж герой типа. Я должен. Угу.</text:p>
      <text:p text:style-name="P70">В ковычках естественно.</text:p>
      <text:p text:style-name="P50"/>
      <text:p text:style-name="P50"/>
      <text:p text:style-name="P2"/>
      <text:p text:style-name="P47">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0">Ничего. В фазе я всегда прыгаю куда хочу.</text:p>
      <text:p text:style-name="P70">Значит боязнь быть первым ходит рядом с неосознанностью.</text:p>
      <text:p text:style-name="P70"/>
      <text:p text:style-name="P53"/>
      <text:p text:style-name="P53"/>
      <text:p text:style-name="P23"/>
      <text:p text:style-name="P23"/>
      <text:p text:style-name="P48">Вопрос №5.</text:p>
      <text:p text:style-name="P5">Что бы ты сделал в рамках этой вещи такого, что если б появилась возможность сделать снова – ты сделал бы то же самое?</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0">Хочеццо победить это.</text:p>
      <text:p text:style-name="P70">Я не боюсь быть первым для себя самого. Идти туда куда никто не ходил. Если не публично.</text:p>
      <text:p text:style-name="P70">Но как только речь о том чтоб вести за собой людей – я боюсь что на меня навешают их латание.</text:p>
      <text:p text:style-name="P70">Так будто я требовал от них идти за мной.</text:p>
      <text:p text:style-name="P72">Триггерворнинги сраные не показал им. С дисклеймерами сука. Сколько можно вам обьяснять что вы сами хозяева своей головы.</text:p>
      <text:p text:style-name="P53"/>
      <text:p text:style-name="P71">Посиди с Мусей. Завтра закончишь. Не пропадёт. И ты не пропадёшь. Это важнее твоего видео.</text:p>
      <text:p text:style-name="P53"/>
      <text:p text:style-name="P53"/>
      <text:p text:style-name="P1"/>
      <text:p text:style-name="P48">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7">Мудаков которые приходят в мою жизнь “давай первым буду я, за твой счёт”.</text:p>
      <text:p text:style-name="P53"/>
      <text:p text:style-name="P78">Продолжай</text:p>
      <text:p text:style-name="P78"/>
      <text:p text:style-name="P78">та я не могу. Голова не варит. Я просто вспоминаю Куимову которая хотела быть главной за счёт моего члена. Вспоминаю жирного пидара. Вспоминаю всех политеховцев кторые продвигали меня по лестнице лишь бы потом сказать что “я их студент, а значит то что я умный – результат их работы а не моей”. Это было миллион раз. Задрало.</text:p>
      <text:p text:style-name="P53"/>
      <text:p text:style-name="P53"/>
      <text:p text:style-name="P21"/>
      <text:p text:style-name="P48">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9">хз.</text:p>
      <text:p text:style-name="P79">порядок навести.</text:p>
      <text:p text:style-name="P79">Сделать что угодно кроме решения этой задачи.</text:p>
      <text:p text:style-name="P79">Потому что я не отпущу хватку.</text:p>
      <text:p text:style-name="P79">Я никогда к себе не хочу подпускать мудаков которые хвалятся за мой счёт.</text:p>
      <text:p text:style-name="P79"/>
      <text:p text:style-name="P80">Так мы как раз хотим понять почему они появились. Ты вчера говорил что появляются они как раз из-за того что ты не делишься инфой.</text:p>
      <text:p text:style-name="P80">Типа если б делился – в теории их бы либо не было, либо проблемы возникающие с ними были бы слишком просты для решения, чтоб ныть что они есть.</text:p>
      <text:p text:style-name="P80">т.е. главная проблема щас какая. Приходит нытик. И ты ему решаешь его мир за свой счёт.</text:p>
      <text:p text:style-name="P80">А так – пусть ноет в комментариях под твоими видео и всё. И твоё дело читать или нет.</text:p>
      <text:p text:style-name="P80"/>
      <text:p text:style-name="P81">И ты комментарии будешь писать в дневник повторений</text:p>
      <text:p text:style-name="P81"/>
      <text:p text:style-name="P81">да</text:p>
      <text:p text:style-name="P81"/>
      <text:p text:style-name="P81">…… значит проблема не ушла. Ты просто не умел говорить “нет” на попытки других навешать на тебя решение их проблем. Проблема не в делении (делиться) а в ….. защите. Я помню когда ты уехал в хмельницк – то проблемы “кто первый” не было. Первый тот кто успевает быть первым. Вспомни. Как ты сидел на верхушке дома и смотрел на всё это быдло внизу горы и понимал что они всего лишь буфер. А сейчас ты думаешь что они вообще и буфер и проблема одновременно.</text:p>
      <text:p text:style-name="P81"/>
      <text:p text:style-name="P82">Я просто верю в эволюцию а не в мокрые пяточки “обоги мы их намочили серёжа дай денег мы тебе во всём чём угодно поможем только реши наш дискомфорт”.</text:p>
      <text:p text:style-name="P82">Намочили пятки – в следующий раз возьмёте более плотные тапки. При чём тут я.</text:p>
      <text:p text:style-name="P82"/>
      <text:p text:style-name="P82">Понятно. <text:span text:style-name="T13">Ты – алгоритмическое приемущество. Следующих 2-3 видео будут чисто о том что ты уже знаешь. </text:span><text:span text:style-name="T14">О круге-конвеере, о майндмапах-ресёрчах и т.п</text:span><text:span text:style-name="T13">. Прежде чем учить новое.</text:span></text:p>
      <text:p text:style-name="P82"/>
      <text:p text:style-name="P82">К</text:p>
      <text:p text:style-name="P82"/>
      <text:p text:style-name="P82">ну вот и отлично.</text:p>
      <text:p text:style-name="P53"/>
      <text:p text:style-name="P53"/>
      <text:p text:style-name="P53"/>
      <text:p text:style-name="P1"/>
      <text:p text:style-name="P48">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3">Я могу не успеть быть первее себя самого.</text:p>
      <text:p text:style-name="P83">И я обязан им быть если цель моего мозга быть первее всех.</text:p>
      <text:p text:style-name="P83">Я не могу так рисковать временем. Потратить всё на… попытки быть первее первых… когда самому не за что хлеб купить.</text:p>
      <text:p text:style-name="P84">Первость голоного мозга блядь.</text:p>
      <text:p text:style-name="P84">Я пришёл побеждать. Я не то чтобы кому-то что-то. Помнишь это видео?</text:p>
      <text:p text:style-name="P84">Как та чокнутая конкурсантка пиздела. </text:p>
      <text:p text:style-name="P84"/>
      <text:p text:style-name="P84">Включи</text:p>
      <text:p text:style-name="P84"/>
      <text:p text:style-name="P85">кусок вырезанный из контекста блин. Она просто ребёнок.</text:p>
      <text:p text:style-name="P85"/>
      <text:p text:style-name="P85">Суть не меняется. <text:span text:style-name="T13">Желание быть “первее других” это не стремление победить а стремление унизить. В Хмельницке ты впервые в жизни увидел что можно быть первым лишь потому что больше идти некуда.</text:span></text:p>
      <text:p text:style-name="P85"/>
      <text:p text:style-name="P85">…</text:p>
      <text:p text:style-name="P85"/>
      <text:p text:style-name="P86">иди. У меня всё.</text:p>
      <text:p text:style-name="P53"/>
      <text:p text:style-name="P87">Так что у меня на деле боязнь унизить кого-то?</text:p>
      <text:p text:style-name="P87"/>
      <text:p text:style-name="P87">да. ужасная. Не смотря на то что тебя унижают всю жизнь. Первым ты всегда стремился быть и во всём. Ты даже не первым стремился быть. До 14ти лет ты стремился просто реализовывать все свои грани. Развивать инфенитесимли смолл партс своей жизни до компетитив уровня. Ты так живёшь. А то что ты щас делаешь это вообще не про тебя. Но я пойму если ты так попытаешься жить. Ты решатель проблем на которые другим насрать. Но будь у тебя самозащита ты бы не понял. Что унижать вредно для себя самого. Вспомни Ольку. Которую ты унизил вдоль и поперёк а потом сошёл с ума.</text:p>
      <text:p text:style-name="P87"/>
      <text:p text:style-name="P87">… <text:span text:style-name="T15">а с какой целью я вообще унижал?</text:span></text:p>
      <text:p text:style-name="P87"/>
      <text:p text:style-name="P88">Похвала.</text:p>
      <text:p text:style-name="P88"/>
      <text:p text:style-name="P88">Так я могу похвалу получать просто за видео. И за достижения.</text:p>
      <text:p text:style-name="P88"/>
      <text:p text:style-name="P88">За активы. да. Но ты ж их не показываешь никому.</text:p>
      <text:p text:style-name="P88"/>
      <text:p text:style-name="P88">Это цель видео? Показать мои активы? </text:p>
      <text:p text:style-name="P88"/>
      <text:p text:style-name="P88">да.</text:p>
      <text:p text:style-name="P88"/>
      <text:p text:style-name="P88">ладно. Всего на кучу. Слишком много изменений.</text:p>
      <text:p text:style-name="P88"/>
      <text:p text:style-name="P88">Ничего не много.</text:p>
      <text:p text:style-name="P1"/>
      <text:p text:style-name="P49">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3">Вижу жертв булинга за “первость”.</text:p>
      <text:p text:style-name="P63">Когда у меня получается делать то что должно получаться внутри структуры – другие винтики этой же структуры бросаются в меня дерьмом, которое они видели на улице или по телевизору. Типа “это всё фигня и т.п.”</text:p>
      <text:p text:style-name="P63">да. может это и фигня. Но я могу это и делаю. У меня свои причины, у вас свои. При чём тут ваше мнение до моих действий. Не нравится смотреть как я живу – живите в своём дерьме.</text:p>
      <text:p text:style-name="P63"/>
      <text:p text:style-name="P63">И живут. Ты был их спасательным кругом. Мать тебя забрала из 18й и посмотри на тех кто там учился. Работники среднего и нижнего звена, зэк и т.п. в тебя бросали всем. Не только дерьмом. Кто-то бросал в тебя сиськами и комплиментами (которые ты слабо помнишь). Кто-то обзываниями. Кто-то ударами. Кто на что гаразд. Вспомни. Как тебе ученицы глазки строили. Как до 15 лет ты был секс символом.</text:p>
      <text:p text:style-name="P63"/>
      <text:p text:style-name="P63">Было.</text:p>
      <text:p text:style-name="P63"/>
      <text:p text:style-name="P63">Символом перспективности и т.п. тебя не “чмырили за победы или достижения”. В тебя кидали “тем что есть” за победы и достижения. И ты с 15 лет учился этим управлять. Показывать успехи только тем кто бросит в тебя тем что тебя устраивает и т.п.</text:p>
      <text:p text:style-name="P63"/>
      <text:p text:style-name="P63">………………………………………………………………………………………………………………………………………………………………………………………………………………………………………………………………………………………….. бля ты прав.</text:p>
      <text:p text:style-name="P63"/>
      <text:p text:style-name="P63">Конечно я прав. Как ещё. Это причина по которой ты хочешь жениться на Ольке. Потому что на любое фуфло с твоей стороны она бросает в тебя приятные полезные моменты.</text:p>
      <text:p text:style-name="P63">И в ответ на победы тоже.</text:p>
      <text:p text:style-name="P63">Это причина по которой когда ты в Бизаре ты не рассказываешь о себе ничего. Вот представь кто-то там спросит “откуда у тебя деньги, мозги или ещё что-то”. Если это скажет например…….. не знаю… Гонский… или другой рагуль который тебя обзывал. Вот представь. Они српашивают. Мол “откуда у тебя Х”. твои действия?</text:p>
      <text:p text:style-name="P63"/>
      <text:p text:style-name="P63">“не твоё дело” сказал бы</text:p>
      <text:p text:style-name="P63"/>
      <text:p text:style-name="P63">вот вот. А почему?</text:p>
      <text:p text:style-name="P63"/>
      <text:p text:style-name="P63">Потому что он из тех кто бросает дерьмом. Пусть извинится. Изменится. А тогда посмотрим. Если я увижу что он всегда на всё реагирует позитивно – тогда я и подумаю над тем, стоит ли приписывать его к моим “друзьям” (а.к.а. людям которым я даю ответы на вопросы показывающие мои слабые места)</text:p>
      <text:p text:style-name="P63">я не боюсь быть первым. Я боюсь показать кому-то слабые места прикрыв которые я стал первым. Когда у меня спросят “почему ты первый” мой монолог начнётся со слов “у меня была дырка, но я её залатал вот так, и теперь у меня дырки нет и я победитель”.</text:p>
      <text:p text:style-name="P63">т.е. а) я предрасположен к дырке Х. б) моё решение дырки Х является самым лучшим которое можно найти в моей голове. в) 5 минут гугла покажут как усилить дырку Х или дескредитировать её решение. Вспомни то чмо которое у меня на смарт старте было. Которое выспрашивало сколько я заплатил лекторам, а потом пока меня не было – пиздело всем в кафешке об этом. И ТОЛЬКО МАРИНА поставила его на место мол “вы чо вместе?”… как я потом там сидел и сука… думал какого хрена я там делаю. <text:span text:style-name="T16">Вот почему я и на Марине свихнулся. Потому что с ней (или в ней) я нашёл защиту от этого. От быдла которое выспрашивает лестью “почему я такой хороший” а потом ходит по всем кто может меня знать и рассказывает мол я такой сякой залатал дырку Х таким примитивным решением. Даже несмотря на то что на залатанной мной дырке я построил будущее для 20ти человек блин. Один из которых – ты. Нет блядь. Вместо благодарности сука лезут обсерать то, без чего их бы не было.</text:span></text:p>
      <text:p text:style-name="P63"/>
      <text:p text:style-name="P64">Как видишь это психологические проблемы. Это тоже пример что тебе надо оружие. А не микрофон.</text:p>
      <text:p text:style-name="P67">А может микрофон чтоб в твоих руках превращался в оружие.</text:p>
      <text:p text:style-name="P67"/>
      <text:p text:style-name="P68">Паблик спикер, дебатер и т.п. короче майло.</text:p>
      <text:p text:style-name="P68"/>
      <text:p text:style-name="P68">да. поверь тебе хватило бы навыков.</text:p>
      <text:p text:style-name="P51"/>
      <text:p text:style-name="P65">Я всё ещё не понимаю каким макаром мне надо паблик спикингом дискридетировать тех, кто срёт обо мне исключительно тем, кто не имеет возможности со мной пообщаться.</text:p>
      <text:p text:style-name="P65">Всё равно что мать которая обсерает всё что ей не по карману.</text:p>
      <text:p text:style-name="P65">Только сдесь роль обсерателя на себя берёт не сам слушатель который “не может”. А третье лицо. Которое чего-то обо мне где-то слышало.</text:p>
      <text:p text:style-name="P66">“чудо есть чуваки, ваше дело мне за него заплатить, а я расскажу”</text:p>
      <text:p text:style-name="P51"/>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9">Я описал довольно чётко события которые к этому привели.</text:p>
      <text:p text:style-name="P89">Но де факто происходит следующее: когда я первый (на высоте) – мне нечем прикрыться.</text:p>
      <text:p text:style-name="P89"/>
      <text:p text:style-name="P89">Прикрыть что?</text:p>
      <text:p text:style-name="P89"/>
      <text:p text:style-name="P89">В меня бросают хрени нарушающие мою целостность. Тебя по ходу никогда не били чисто потому что ты первый.</text:p>
      <text:p text:style-name="P89"/>
      <text:p text:style-name="P89">Детский сад блядь. Кто тебя щас побьёт?</text:p>
      <text:p text:style-name="P89"/>
      <text:p text:style-name="P89">Всмысле</text:p>
      <text:p text:style-name="P89"/>
      <text:p text:style-name="P89">в прямом. Кто. Тебя. Щас. Побьёт.</text:p>
      <text:p text:style-name="P89">?</text:p>
      <text:p text:style-name="P89"/>
      <text:p text:style-name="P89">кто угодно.</text:p>
      <text:p text:style-name="P89"/>
      <text:p text:style-name="P89">Ты дрался последний раз в 2010м. За Тамару. С чуваком в метро. И победил. Потому что драка это лишь использование слабых мест противника для того чтоб поставить его в позицию где он проиграет. А потом сделать удар от которого он проиграет.</text:p>
      <text:p text:style-name="P89"/>
      <text:p text:style-name="P53">…</text:p>
      <text:p text:style-name="P53"/>
      <text:p text:style-name="P90">ты так делал. С переездом в Хмельницк. Занял позицию от которой проиграют ВСЕ кто не прав.</text:p>
      <text:p text:style-name="P90"/>
      <text:p text:style-name="P90">…</text:p>
      <text:p text:style-name="P90"/>
      <text:p text:style-name="P90">ты умеешь драться. Просто не всегда драка это то что показывают по телевизору.</text:p>
      <text:p text:style-name="P90">Драка это достижение цели когда другие против.</text:p>
      <text:p text:style-name="P90">Ты живёшь так всю жизнь. И всегда достигал. Не вижу проблемы.</text:p>
      <text:p text:style-name="P90">Возьми перерыв 5 минут. Если будет мало возьмёшь 30.</text:p>
      <text:p text:style-name="P90"/>
      <text:p text:style-name="P91">т.е. ты говоришь что ключ к “безопасности на месте первого” это “неоспоримость”</text:p>
      <text:p text:style-name="P91"/>
      <text:p text:style-name="P91">нет. О чём ты будешь спорить с быдлом? О том что дважды два – четыре? А в аргумент слушать “зато я авторитет”? Ты видел. Неоспоримость это бред. Оружие. Вот твой ответ. Чтоб оружием был твой микрофон.</text:p>
      <text:p text:style-name="P91"/>
      <text:p text:style-name="P91">К</text:p>
      <text:p text:style-name="P91">я не знаю как но ладно.</text:p>
      <text:p text:style-name="P91"/>
      <text:p text:style-name="P91">Иди. Ты поймёшь.</text:p>
      <text:p text:style-name="P91"/>
      <text:p text:style-name="P92">Погоди. Если микрофон это оружие. А драка это использовать слабые места противника чтоб поставить его на гильятину, а потом рубануть… то…</text:p>
      <text:p text:style-name="P92"/>
      <text:p text:style-name="P92">что</text:p>
      <text:p text:style-name="P92"/>
      <text:p text:style-name="P92">та странно всё это. Я думал мне надо рубать и рубать гильотиной. А оказывается иногда мне надо ещё и расставлять декорации.</text:p>
      <text:p text:style-name="P92"/>
      <text:p text:style-name="P92">В смысле</text:p>
      <text:p text:style-name="P92"/>
      <text:p text:style-name="P92">гильотина иногда - “засадить бабе”. И меня хвалят только за то что я “засадил”. Меня почти не хвалят за расставление декораций которые меня к этому привели.</text:p>
      <text:p text:style-name="P92"/>
      <text:p text:style-name="P93">Перерыв. На этот раз 20 минут.</text:p>
      <text:p text:style-name="P93"/>
      <text:p text:style-name="P94">Хз сколько прошло. Минут 15. я хочу закончить тебя. Уже предвкушаю ответ.</text:p>
      <text:p text:style-name="P94"/>
      <text:p text:style-name="P94">Щас закончишь. Отдохни ещё 5 мин.</text:p>
      <text:p text:style-name="P94"/>
      <text:p text:style-name="P94">Ладно. Я спть хочу пизде<text:span text:style-name="T17">ц</text:span>. Но я ощущаю серьёзные сдвиги “первенства”.</text:p>
      <text:p text:style-name="P53"/>
      <text:p text:style-name="P95">Отдохнул.</text:p>
      <text:p text:style-name="P95"/>
      <text:p text:style-name="P95">Отлично. Ты уже предвкушаешь эти чистки. Смотри не потрать остаток недели на мытьё мелочи.</text:p>
      <text:p text:style-name="P96">Ручки. Ключи. Замки. Это всё хуйня. Главное ты.</text:p>
      <text:p text:style-name="P96"/>
      <text:p text:style-name="P96">к</text:p>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7">Я тебе так скажу. Что-то там есть.</text:p>
      <text:p text:style-name="P97">т.е. какая-то навязанность, что ты ДОЛЖЕН быть первым, есть.</text:p>
      <text:p text:style-name="P98">Но главное в твоей цели идти туда всё таки не шкала. А призы в конце. Тёлки и т.п.</text:p>
      <text:p text:style-name="P98">т.е. по сути ты просто хочешь контролировать, ЧТО от толпы ДОЛЕТАЕТ, а что – НЕ ДОЛЕТАЕТ до тебя, как спикера <text:span text:style-name="T18">или авторитета.</text:span></text:p>
      <text:p text:style-name="P98"/>
      <text:p text:style-name="P99">Есть такое. И я контролирую вроде контентом.</text:p>
      <text:p text:style-name="P99"/>
      <text:p text:style-name="P99">Нуууууууууууууууууууууууууууууууууууууууууууууууууууууууууууууууууууууууууууууууууууууууууууууууууууууууууууууууууууууууууууууу….. сколько в мире людей которым даже если золото дать – обгадят. Твоя мать одна из них</text:p>
      <text:p text:style-name="P99"/>
      <text:p text:style-name="P99">о кстати. Хотел спросить. Что если люди считают что “абсолютно не связанный с вопросом аргумент является победой в дебатах”.</text:p>
      <text:p text:style-name="P99">Мол “три минус два будет один” - а она тебе “зато я учительница немецкого с квартирой в которой ты живёшь”.</text:p>
      <text:p text:style-name="P99"/>
      <text:p text:style-name="P99">Угу. И ныла тебе блядь по скайпу “блин что же я буду делать без власти, ты меня бросил”</text:p>
      <text:p text:style-name="P99"/>
      <text:p text:style-name="P99">есть такое.</text:p>
      <text:p text:style-name="P99"/>
      <text:p text:style-name="P99">Делай что считаешь нужным. Я считаю нужным продать всё что есть в доме. Как ненужное. <text:span text:style-name="T19">Честно, УЗ очиститель был вообще тебе не критичен. Но то что он теперь есть это +2 к карме.</text:span></text:p>
      <text:p text:style-name="P99"/>
      <text:p text:style-name="P100">Я хочу уже хоть как-то закончить это видео и начать продавать.</text:p>
      <text:p text:style-name="P100"/>
      <text:p text:style-name="P100">Закончишь. Не сомневайся. Тебе пойдёт быстрее.</text:p>
      <text:p text:style-name="P53"/>
      <text:p text:style-name="P53"/>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0">Та бросались в тебя какашками.</text:p>
      <text:p text:style-name="P100">Ты бриллиант. Который забрасывали грязью.</text:p>
      <text:p text:style-name="P100">И сказать честно ты брал на себя роль воспитателя который отбивает охоту бросать какашки.</text:p>
      <text:p text:style-name="P100">До тех пор пока тебе не начали вешать лапшу про толерантность, и пока ты не понял, что воспитывать приходится людей которые старше тебя и приходят к тебе в дом командовать как тебе жить.</text:p>
      <text:p text:style-name="P100"/>
      <text:p text:style-name="P100">Есть такое.</text:p>
      <text:p text:style-name="P100"/>
      <text:p text:style-name="P100">И родители блядь. И много чего.</text:p>
      <text:p text:style-name="P100"/>
      <text:p text:style-name="P100">да.</text:p>
      <text:p text:style-name="P100"/>
      <text:p text:style-name="P100">ну вот. <text:span text:style-name="T20">Ты не боишься быть первым. Ты боишься учить тех от кого ты зависишь.</text:span></text:p>
      <text:p text:style-name="P101">Кто сами решают побьют тебя или нет.</text:p>
      <text:p text:style-name="P101">Ты боишься быть слишком выгодным чтоб тебя отпустить</text:p>
      <text:p text:style-name="P101">боишься стать дойной коровой.</text:p>
      <text:p text:style-name="P101"/>
      <text:p text:style-name="P101">да. <text:s/>обоги да.</text:p>
      <text:p text:style-name="P101"/>
      <text:p text:style-name="P101">Нуууууууууууууууууууууууу……………………………………………………………………………………………………………………… как там Оля Ревок поживает?</text:p>
      <text:p text:style-name="P101"/>
      <text:p text:style-name="P101">Я не знаю и мне пофиг</text:p>
      <text:p text:style-name="P101"/>
      <text:p text:style-name="P101">тебе не пофиг</text:p>
      <text:p text:style-name="P101"/>
      <text:p text:style-name="P101">………………………………………………………………. а должно быть пофиг. Потому что когда я с ней – для других я дойная корова.</text:p>
      <text:p text:style-name="P101"/>
      <text:p text:style-name="P101">Когда ты с красивой женщиной то для всех у кого её нету <text:s/>- ты дойная корова. Так?</text:p>
      <text:p text:style-name="P101"/>
      <text:p text:style-name="P101">Да</text:p>
      <text:p text:style-name="P101"/>
      <text:p text:style-name="P101">личность у которой надо её отобрать.</text:p>
      <text:p text:style-name="P101"/>
      <text:p text:style-name="P101">да.</text:p>
      <text:p text:style-name="P101"/>
      <text:p text:style-name="P101">твои действия?</text:p>
      <text:p text:style-name="P101"/>
      <text:p text:style-name="P101">Раздать всем поравну</text:p>
      <text:p text:style-name="P101"/>
      <text:p text:style-name="P101">нет чувак. Это защитный механизм. Я тебя прошу показать мне решение при котором личность которая выбрала тебя (или которую ты схватил) останется с тобой</text:p>
      <text:p text:style-name="P101"/>
      <text:p text:style-name="P101">скрыть от всех, не знаю. Закрыться с ней в комнате и не выходить никуда.</text:p>
      <text:p text:style-name="P101"/>
      <text:p text:style-name="P101">……………………………………………………………………………………………………………………………. а ещё есть варианты?</text:p>
      <text:p text:style-name="P101"/>
      <text:p text:style-name="P102">Я помню я себя защищал методом создания непреодолимых расстояний и лабиринтов между мной и теми кто от меня хочет халявы.</text:p>
      <text:p text:style-name="P102"/>
      <text:p text:style-name="P102">Вот. Хороший вариант. Очень. Это политика называется.</text:p>
      <text:p text:style-name="P102"/>
      <text:p text:style-name="P102">Это не то чтобы политика это просто… выматывание истощением</text:p>
      <text:p text:style-name="P102"/>
      <text:p text:style-name="P102">та политика. </text:p>
      <text:p text:style-name="P102"/>
      <text:p text:style-name="P103">т.е. это основа защиты целостности целых стран?</text:p>
      <text:p text:style-name="P103"/>
      <text:p text:style-name="P103">да.</text:p>
      <text:p text:style-name="P103"/>
      <text:p text:style-name="P104">ну и как мне перекрыть воздух всем на пути к Оле Ревок?</text:p>
      <text:p text:style-name="P104"/>
      <text:p text:style-name="P104">эм. а разве я говорил перекрыть воздух? Это чёрный пиар чувак. Я говорил дать им свободу стереть свои пальцы до крови в тщетных попытках до тебя достать <text:span text:style-name="T21">с целью получения халявы.</text:span></text:p>
      <text:p text:style-name="P104"/>
      <text:p text:style-name="P105">Ну это ж типа повреждение. Вред. В этом могут обвинить.</text:p>
      <text:p text:style-name="P105"/>
      <text:p text:style-name="P105">В чём? В том что видители ты не даёшь себе навредить? Такой сякой херовый почему ты не даёшь мне себя ударить?</text:p>
      <text:p text:style-name="P105">Прикинь если б проигрывающий боксёр на ринге ныл мол “эй, Кличко, чего ты прыгаешь, дай я тебя ударю, так нечестно”.</text:p>
      <text:p text:style-name="P105"/>
      <text:p text:style-name="P105">Угу. Вот вот.</text:p>
      <text:p text:style-name="P105"/>
      <text:p text:style-name="P105">Что это за заморочка вообще? “честность”? Откуда это?</text:p>
      <text:p text:style-name="P105"/>
      <text:p text:style-name="P105">Не знаю</text:p>
      <text:p text:style-name="P105"/>
      <text:p text:style-name="P105">возьми перерыв. 10 минут. Посмотришь.</text:p>
      <text:p text:style-name="P53"/>
      <text:p text:style-name="P106">Перерыв говоришь</text:p>
      <text:p text:style-name="P106"/>
      <text:p text:style-name="P106">да. зачем ты ей написал это?</text:p>
      <text:p text:style-name="P106"/>
      <text:p text:style-name="P106">хз. у меня есть ты. А она – защита от тебя</text:p>
      <text:p text:style-name="P106"/>
      <text:p text:style-name="P106">ею можно прикрыться?</text:p>
      <text:p text:style-name="P106"/>
      <text:p text:style-name="P106">да.</text:p>
      <text:p text:style-name="P106"/>
      <text:p text:style-name="P106">отныне ты прикрываешься лабиринтами.</text:p>
      <text:p text:style-name="P73">Можешь даже проект создать.</text:p>
      <text:p text:style-name="P73">“выматывающие лабиринты”.</text:p>
      <text:p text:style-name="P106"/>
      <text:p text:style-name="P106">к</text:p>
      <text:p text:style-name="P53"/>
      <text:p text:style-name="P107">отлично. У меня всё.</text:p>
      <text:p text:style-name="P108">А выход из них – твои видео. Отлично.</text:p>
      <text:p text:style-name="P108"/>
      <text:p text:style-name="P109">Мир это лаберинт. Посложнее всяких гопников.</text:p>
      <text:p text:style-name="P109"/>
      <text:p text:style-name="P109">Это да. Мир создал гопников. И тебя. Человек знающий выходы стоит выше в социальной лестнице. Так было всегда. Вспомни Цезаря.</text:p>
      <text:p text:style-name="P109"/>
      <text:p text:style-name="P109">……………………………………………..</text:p>
      <text:p text:style-name="P109"/>
      <text:p text:style-name="P109">и Локи</text:p>
      <text:p text:style-name="P109"/>
      <text:p text:style-name="P109">……………………</text:p>
      <text:p text:style-name="P109"/>
      <text:p text:style-name="P109">у меня всё.</text:p>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10">Сказать честно я вижу боязнь вакуума.</text:p>
      <text:p text:style-name="P110"/>
      <text:p text:style-name="P110">Слава аллаху. Наконец-то. Всё. Проблема решена</text:p>
      <text:p text:style-name="P110"/>
      <text:p text:style-name="P110">я просто не могу его постичь. Узнать его границы.</text:p>
      <text:p text:style-name="P110">И его боязнь для меня сродни боязни открытых пространств.</text:p>
      <text:p text:style-name="P110"/>
      <text:p text:style-name="P110">да. наконец-то. Браво. У меня всё.</text:p>
      <text:p text:style-name="P110"/>
      <text:p text:style-name="P110">….. я не могу его контролировать. Потому что его нету.</text:p>
      <text:p text:style-name="P110"/>
      <text:p text:style-name="P110">Вообще-то.. математически “ничто” это “Ноль”. И ноль вполне себе можно контролировать.</text:p>
      <text:p text:style-name="P110"/>
      <text:p text:style-name="P111">т.е. у меня боязнь нуля? Выходит то что меня мотивировало расти это то же самое что мотивирует меня не расти?</text:p>
      <text:p text:style-name="P111"/>
      <text:p text:style-name="P111">да.</text:p>
      <text:p text:style-name="P111"/>
      <text:p text:style-name="P111">а если я уберу этот страх я расти не перестану?</text:p>
      <text:p text:style-name="P111"/>
      <text:p text:style-name="P111">Перестанешь. И тебе снова внушат этот страх.</text:p>
      <text:p text:style-name="P111">ТЫ НОООООООООООООЛЬ ЧУВАААААК…. БИИИИИИИИИТЬ ТЕБЯ НАААААААДО…</text:p>
      <text:p text:style-name="P111"/>
      <text:p text:style-name="P111">да. знакомое…</text:p>
      <text:p text:style-name="P111"/>
      <text:p text:style-name="P111">а когда ты выше – они орут “ТЫ ВСЁ РАВНО НОООООООООООЛЬ ЧУВААААААААК, БИИИИИИТЬ ТЕБЯ НАААААААДО”.</text:p>
      <text:p text:style-name="P111"/>
      <text:p text:style-name="P111">Есть такое.</text:p>
      <text:p text:style-name="P111"/>
      <text:p text:style-name="P111">Вот и отлично. Ты понял суть. Живёшь среди дибилов. Для кторых все нули и всё надо бить. В столб блядь врежется и будет на столб орать “ты ноль, бить тебя надо”.</text:p>
      <text:p text:style-name="P111"/>
      <text:p text:style-name="P112">Есть такое</text:p>
      <text:p text:style-name="P112"/>
      <text:p text:style-name="P112">ты не нуля боишься.</text:p>
      <text:p text:style-name="P112">А безусловного битья</text:p>
      <text:p text:style-name="P112"/>
      <text:p text:style-name="P112">…</text:p>
      <text:p text:style-name="P112"/>
      <text:p text:style-name="P112">битья у которого нет причины и цели.</text:p>
      <text:p text:style-name="P112"/>
      <text:p text:style-name="P112">…</text:p>
      <text:p text:style-name="P112"/>
      <text:p text:style-name="P112">ты боишься мирного времени. Потмоу что в мирное время придурки идут не на фронт а лезут на тебя.</text:p>
      <text:p text:style-name="P112"/>
      <text:p text:style-name="P112">Есть такое.</text:p>
      <text:p text:style-name="P112"/>
      <text:p text:style-name="P112">Потому что ТЫ фронт. Frontier.</text:p>
      <text:p text:style-name="P112"/>
      <text:p text:style-name="P112">Есть такое.</text:p>
      <text:p text:style-name="P112"/>
      <text:p text:style-name="P112">Чуваки которые хотят на фронт – лезут на тебя.</text:p>
      <text:p text:style-name="P112"/>
      <text:p text:style-name="P112">Ну?</text:p>
      <text:p text:style-name="P112"/>
      <text:p text:style-name="P74">значит будь фронтом. Многим из них просто нечего делать. Хочется стимуляции. Ты для них как штанга. Это инстинкт. Качаться на гантелях до того как понадобится сила. Они считают тебя гантелей а не фронтом. Потому что ты их охраняешь от перенапряжения. Как только ты перестал охранять их от перенапряжения ты стал создавать для них выматывающие лабиринты.</text:p>
      <text:p text:style-name="P112"/>
      <text:p text:style-name="P112">Было</text:p>
      <text:p text:style-name="P112"/>
      <text:p text:style-name="P112">ну и отлично. А <text:s/>люди которые тебе потом говорят “выматывающие лабиринты это зло” это люди живущие на твоих нервах. т.е. для них тоже надо создать лабиринт. И вообще. Ты создал лабиринт для всех и охуенно жил. Хуёвой была только бесконечность. Прикинь если б ты до сих пор жил в Хмельницке в том доме.</text:p>
      <text:p text:style-name="P112"/>
      <text:p text:style-name="P112">Пиздец.</text:p>
      <text:p text:style-name="P112"/>
      <text:p text:style-name="P74"><text:span text:style-name="T22">Вот именно. </text:span>Не берись за вещи которые если ты окажется что будешь делать через 7 лет – ты скажешь себе “пиздец”.</text:p>
      <text:p text:style-name="P112"/>
      <text:p text:style-name="P112">Сука столько правил. Как об этом всём помнить.</text:p>
      <text:p text:style-name="P112"/>
      <text:p text:style-name="P112">У меня всё. Перевари это. Пока.</text:p>
      <text:p text:style-name="P54"/>
      <text:p text:style-name="P54"/>
      <text:p text:style-name="P33"/>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13">Та “не иметь”. Решено.</text:p>
      <text:p text:style-name="P113">Не иметь того ради чего на меня бежит толпа. </text:p>
      <text:p text:style-name="P113">Решено выматывающими лабиринтами.</text:p>
      <text:p text:style-name="P54"/>
      <text:p text:style-name="P54"/>
      <text:p text:style-name="P54"/>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14">Всё сказал.</text:p>
      <text:p text:style-name="P54"/>
      <text:p text:style-name="P54"/>
      <text:p text:style-name="P54"/>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15">Лабиринты, да</text:p>
      <text:p text:style-name="P55"/>
      <text:p text:style-name="P55"/>
      <text:p text:style-name="P55"/>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16">Никакого.</text:p>
      <text:p text:style-name="P116">Оно разве что убирает повторения тех же вредов.</text:p>
      <text:p text:style-name="P116">Типа слишком много тюканий в одну точку не дают зажить ране. И в какой-то момент я понял мол “так, я лучше не буду иметь этого КАКОЕ-ТО ВРЕМЯ, ПОКА РАНА НЕ ЗАЖИВЁТ”. Правда она так и не зажила. Потому что один из выходов – тот факт, что я сам себе в неё тюкаю. Мол “посмотрите, я тюкаю, а значит вам не нужно”.</text:p>
      <text:p text:style-name="P116"/>
      <text:p text:style-name="P116">Угу. Есть такое. Тоже решают лабиринты. Ты удивишься.</text:p>
      <text:p text:style-name="P116"/>
      <text:p text:style-name="P116">К</text:p>
      <text:p text:style-name="P116"/>
      <text:p text:style-name="P116">удивишься своей крутости. Иди. Возможно это будет твой главный проект. Наровне с дневником и глобальностью.</text:p>
      <text:p text:style-name="P116"/>
      <text:p text:style-name="P116">Посмотрим. Поживём увидим.</text:p>
      <text:p text:style-name="P116"/>
      <text:p text:style-name="P116">к</text:p>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7">Перенаправить удар быдла в другом направлении.</text:p>
      <text:p text:style-name="P117">На это есть лабиринты.</text:p>
      <text:p text:style-name="P56"/>
      <text:p text:style-name="P56"/>
      <text:p text:style-name="P56">…</text:p>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8">Я пытался это впарить Оле с Хмельницка (мол “не будь первой, давай просто быть вместе, будим два тихих лузера, сидеть себе в моей коморе и ебаться)</text:p>
      <text:p text:style-name="P118">и она вечно меня посылала. <text:span text:style-name="T23">Точнее не посылала а не отвечала. Брала на выматывание. Хорошо что я её послал. Тул восстановлю и пойду дальше.</text:span></text:p>
      <text:p text:style-name="P118"/>
      <text:p text:style-name="P119">к. отлично! У меня всё.</text:p>
      <text:p text:style-name="P56"/>
      <text:p text:style-name="P120">Хочу снимать на камеру эпизоды…</text:p>
      <text:p text:style-name="P120"/>
      <text:p text:style-name="P120">молодец.</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1">Толпу отводит от меня. Индивидуала я победю в любом бою в любое время суток. Но толпа…</text:p>
      <text:p text:style-name="P121">вроде как по пути в Хмельницкий я это решил. Но тогда я забил на индивидуумов.</text:p>
      <text:p text:style-name="P121">Наверно надо записать “как толпу так и индивидуумов”.</text:p>
      <text:p text:style-name="P121"/>
      <text:p text:style-name="P121">Отлично!</text:p>
      <text:p text:style-name="P121">У меня всё.</text:p>
      <text:p text:style-name="P121"/>
      <text:p text:style-name="P122">Вот. Супер!</text:p>
      <text:p text:style-name="P56"/>
      <text:p text:style-name="P56"/>
      <text:p text:style-name="P56">…</text:p>
      <text:p text:style-name="P36"/>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3">Даёт заживить раны</text:p>
      <text:p text:style-name="P123"/>
      <text:p text:style-name="P123">пиши проект</text:p>
      <text:p text:style-name="P75">“регенерация”</text:p>
      <text:p text:style-name="P124">всё</text:p>
      <text:p text:style-name="P124"/>
      <text:p text:style-name="P56"/>
      <text:p text:style-name="P56">…</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5">Это скорее мать корректировала всегда в боязнь быть первым не имея для этого предпосылок (типа не оказаться первым на позиции где ты де факто не “первый”).</text:p>
      <text:p text:style-name="P126">Можешь даже записать проект. “ситуации где я первый”.</text:p>
      <text:p text:style-name="P56"/>
      <text:p text:style-name="P56"/>
      <text:p text:style-name="P56">…</text:p>
      <text:p text:style-name="P36"/>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6">Угу.</text:p>
      <text:p text:style-name="P126">Супер.</text:p>
      <text:p text:style-name="P56"/>
      <text:p text:style-name="P56"/>
      <text:p text:style-name="P56">…</text:p>
      <text:p text:style-name="P36"/>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6">Угу.</text:p>
      <text:p text:style-name="P126">У меня всё.</text:p>
      <text:p text:style-name="P126">Гештальтом запахло.</text:p>
      <text:p text:style-name="P126">Мол стремление быть первым начинается всегда с вправляния того зачем ты туда лезешь.</text:p>
      <text:p text:style-name="P126">Шумахер первый потому что он настроен на гонки полными мозгами.</text:p>
      <text:p text:style-name="P126">Ты не можешь быть первым не погружаясь во что-то всей головой.</text:p>
      <text:p text:style-name="P56"/>
      <text:p text:style-name="P127">Ок “или хочу быть первым”</text:p>
      <text:p text:style-name="P127"/>
      <text:p text:style-name="P127">верно. Наконец-то.</text:p>
      <text:p text:style-name="P128">Чтоб не быть первым на пути к обрыву. Примером как делать не стоит. Для толпы.</text:p>
      <text:p text:style-name="P128">Тем кто слетит с обрыва первым а остальные оглянутся мол “ну нахуй” и пойдут в другом направлении.</text:p>
      <text:p text:style-name="P128"/>
      <text:p text:style-name="P128">Есть такое.</text:p>
      <text:p text:style-name="P128"/>
      <text:p text:style-name="P128">Отлично.</text:p>
      <text:p text:style-name="P56"/>
      <text:p text:style-name="P56">…</text:p>
      <text:p text:style-name="P37"/>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9">Я бы увидел чувака который первый.</text:p>
      <text:p text:style-name="P129">Который уже сейчас первый.</text:p>
      <text:p text:style-name="P129">И который знает давно что такое быть первым</text:p>
      <text:p text:style-name="P129">но который не идёт дальше. Который оглядывается и думает “кем я прикроюсь”.</text:p>
      <text:p text:style-name="P129">Теми же навыками которыми ты прикрывался и всегда. Лабиринты. Уверенность. Непрошибаемость. Ты всегда был первый. Всю жизнь. Ты заточен на это. Измениться не удастся.</text:p>
      <text:p text:style-name="P129"/>
      <text:p text:style-name="P129">К</text:p>
      <text:p text:style-name="P129"/>
      <text:p text:style-name="P129">иди.</text:p>
      <text:p text:style-name="P56"/>
      <text:p text:style-name="P56">… <text:span text:style-name="T24">а помнишь как юлька с Италии просила перевести на русский?</text:span></text:p>
      <text:p text:style-name="P56"/>
      <text:p text:style-name="P130">Помню.</text:p>
      <text:p text:style-name="P130">И помню скрип внутри мол “что опять?”</text:p>
      <text:p text:style-name="P130"/>
      <text:p text:style-name="P130">да. раз с одним не получилось то ни с кем не получится. Да? Ты так считаешь? Это твоя любимая фраза. “с одним не вышло значит я чего-то не делаю, а не возможность хуёвая”</text:p>
      <text:p text:style-name="P130"/>
      <text:p text:style-name="P130">угу</text:p>
      <text:p text:style-name="P130"/>
      <text:p text:style-name="P130">давай так. </text:p>
      <text:p text:style-name="P130">Проект.</text:p>
      <text:p text:style-name="P76">“то что не вышло с первого раза” или “уверен что не получится”</text:p>
      <text:p text:style-name="P76"/>
      <text:p text:style-name="P131">к</text:p>
      <text:p text:style-name="P131"/>
      <text:p text:style-name="P131">вот. Охуенно. Ты уже миллионер. Ты просто не знаешь об этом. Иди.</text:p>
      <text:p text:style-name="P131"/>
      <text:p text:style-name="P132">А как по мне обычная стратегия. Не лезть пока не расставлю позиции так чтоб получить то что я хочу после моего финального шага.</text:p>
      <text:p text:style-name="P132"/>
      <text:p text:style-name="P132">Угу… а ещё последним шагом было колдовство. В Хмельницке.</text:p>
      <text:p text:style-name="P132"/>
      <text:p text:style-name="P132">Было</text:p>
      <text:p text:style-name="P132"/>
      <text:p text:style-name="P132">записывай.</text:p>
      <text:p text:style-name="P132"/>
      <text:p text:style-name="P132">Что?</text:p>
      <text:p text:style-name="P132"/>
      <text:p text:style-name="P132">То что я колдую</text:p>
      <text:p text:style-name="P132"/>
      <text:p text:style-name="P132">там уже 500 раз записано</text:p>
      <text:p text:style-name="P132"/>
      <text:p text:style-name="P132">ещё раз.</text:p>
      <text:p text:style-name="P132"/>
      <text:p text:style-name="P132">к</text:p>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3">Расцветают от альтернативы а не от боязни быть первым.</text:p>
      <text:p text:style-name="P133">Есть альтернатива будет расцвет. А боязнь это перекладывание на кого-то другого.</text:p>
      <text:p text:style-name="P133"/>
      <text:p text:style-name="P133">Отлично!</text:p>
      <text:p text:style-name="P56"/>
      <text:p text:style-name="P56"/>
      <text:p text:style-name="P56">…</text:p>
      <text:p text:style-name="P37"/>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4">Левая рука полностью атрофировалась. Я ж Менталист блин. Я РОС с мыслью мол быть первым вредно потому что там ничо не сделаешь.</text:p>
      <text:p text:style-name="P134"/>
      <text:p text:style-name="P134">…</text:p>
      <text:p text:style-name="P134"/>
      <text:p text:style-name="P134">У МЕНЯ БУДЕТ УЗ КАМЕРА!! КЛАСС!</text:p>
      <text:p text:style-name="P134"/>
      <text:p text:style-name="P134">Будет будет расслабься. <text:span text:style-name="T25">Жалко только деньги не заработанные.</text:span></text:p>
      <text:p text:style-name="P134"/>
      <text:p text:style-name="P135">Пойду заберу. Приехало.</text:p>
      <text:p text:style-name="P135"/>
      <text:p text:style-name="P135">Давай. День на смарку блин</text:p>
      <text:p text:style-name="P135"/>
      <text:p text:style-name="P135">я закончу. Щас 1-2 часа наиграюсь и снова вернусь.</text:p>
      <text:p text:style-name="P135"/>
      <text:p text:style-name="P135">к. выключи тогда ПК. Пусть отдохнёт.</text:p>
      <text:p text:style-name="P135"/>
      <text:p text:style-name="P135">К</text:p>
      <text:p text:style-name="P135"/>
      <text:p text:style-name="P135">не долго только. Ещё много работы.</text:p>
      <text:p text:style-name="P135"/>
      <text:p text:style-name="P135">к</text:p>
      <text:p text:style-name="P56"/>
      <text:p text:style-name="P56"/>
      <text:p text:style-name="P56">…</text:p>
      <text:p text:style-name="P37"/>
      <text:p text:style-name="P1"/>
      <text:p text:style-name="P42">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6">Говорит “найди мне альтернативу”. Ты нашёл. Наконец-то я могу отдохнуть. Я – в смысле “боязнь быть первым”.</text:p>
      <text:p text:style-name="P57"/>
      <text:p text:style-name="P57"/>
      <text:p text:style-name="P57">…</text:p>
      <text:p text:style-name="P38"/>
      <text:p text:style-name="P1"/>
      <text:p text:style-name="P42">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6">Ай я не знаю. Кто как дрочит так и хочет. Кто как защищается. Кто охрану нанимает. Кто секретарей. Кто структуры вокруг себя ставит бюрократические. Кто ещё что-то. Миллионы способов самозащиты есть в мире. Все связаны с нарушением целостности на пути ко мне. Твой метод – истощение. А кто-то просто сделает минное поле. <text:span text:style-name="T26">И будет прав.</text:span></text:p>
      <text:p text:style-name="P136"/>
      <text:p text:style-name="P136">…</text:p>
      <text:p text:style-name="P136"/>
      <text:p text:style-name="P137">у меня всё.</text:p>
      <text:p text:style-name="P137"/>
      <text:p text:style-name="P57">…</text:p>
      <text:p text:style-name="P38"/>
      <text:p text:style-name="P1"/>
      <text:p text:style-name="P42">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7">Гештальт всего где я хочу быть первым. Было.</text:p>
      <text:p text:style-name="P57"/>
      <text:p text:style-name="P57"/>
      <text:p text:style-name="P57">…</text:p>
      <text:p text:style-name="P38"/>
      <text:p text:style-name="P1"/>
      <text:p text:style-name="P42">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7">Самозащита. Давай так. Не боязнь. А самозащита когда ты первый. Пускай она посмотрит.</text:p>
      <text:p text:style-name="P137"/>
      <text:p text:style-name="P137">Спокойствие. Спокойное желание страховать свои инфенитесимлы подпорками.</text:p>
      <text:p text:style-name="P137">Пустота. Но не бедная. Пустота в плане несбывшихся желаний.</text:p>
      <text:p text:style-name="P137">Закрытые глаза. Но перед глазами тёплый полумрак.</text:p>
      <text:p text:style-name="P137">Нет желания открывать глаза. Не потому что не хочу видеть. А птом у что незачем. Потому что если я могу делать что-то с закрытыми глазами – то я могу пережить час или два пока я делаю эт ос закрытыми. Дать отдохнуть мозгу.</text:p>
      <text:p text:style-name="P137">По ощущениям будт о у меня вход в фазу. Но не совсем. т.е. будто я хочу по прямому войти. Но на деле я от и до здесь. В реале. Я могу проверять реже (глазами_ а остальное время я могу просто знать что происходит. Мне этого достаточно. Конвеер крутится. Система работакет круг крутится. Есть ошибки. Но я от них не умру. Даже с ошибками я всё равно богач. Я слышу ворону. Она понятиея не имеет что сейчас она единственная моя связь с реальностью. Она просто каркает а завтра моей связью будет кто-то другой. Вероятностно предопределённо у меня будет связь, чтобы я не делал. Ошибки не накапливаются потому что мои инфинитесимлы иметют подбпорки в виде декораций. <text:span text:style-name="T27">Следующий шаг ЧПУха. Боже скак же медленно твы двигаешься.</text:span></text:p>
      <text:p text:style-name="P138">Муська смотрит. Оглядывается. Ждё т пока я освоожусь. Сказать честно я свободен. У меня нет долгов. Отсутствие долгов это свобода. Я бегу быстрее чем появляются долги. Доглг это…….. я не знаю что такое долг. Вообще. Я просто продаю то что создал, отрестарвриовал, к чему пришёл и т.д.</text:p>
      <text:p text:style-name="P138">пока рагули на улице тявкают, я создаю новый мир. И так было всегда. И если они ко мне придут только потому что у меня феррари – я убью их нахуй. И подкуплю всех судей которые несогласны что это самозащита. <text:span text:style-name="T28">У меня нет боязни не успеть. Теперь есть один страх. Перестать быть первым навсегда. Иметь возможность но не делать потому что ты боишься это главный грех в твоей жизни. Думая о том что делать а что нет ты обрекаешь себя на страдания. Лев не думает, куда ему бежать и что делать. Единственное о чём он думает это об экономии своей энергии. На всё остальное ему насрать. Потому что он лев. Перерыв. А там посмотрим. Просто надо почистить. Просто достал машинку. И Просто Почистил. И НЕЧЕГО ТУТ ДУМАТЬ. Точно так же и твои видео. Просто очистил от грязи правду и всё. </text:span></text:p>
      <text:p text:style-name="P57"/>
      <text:p text:style-name="P57"/>
      <text:p text:style-name="P57">…</text:p>
      <text:p text:style-name="P38"/>
      <text:p text:style-name="P1"/>
      <text:p text:style-name="P42">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9">Безопасность на позиции первого.</text:p>
      <text:p text:style-name="P139">Без надобности выёбываться.</text:p>
      <text:p text:style-name="P139">Потому что за выёбывание тоже бьют.</text:p>
      <text:p text:style-name="P139">Просто безопасность на позиции первого. Людям только дай повод. Загрызут. Они ж волки.</text:p>
      <text:p text:style-name="P139"/>
      <text:p text:style-name="P140">А ты не думал быть с людьми поаккуратней?</text:p>
      <text:p text:style-name="P140"/>
      <text:p text:style-name="P140">Как? Защищать их от вреда?</text:p>
      <text:p text:style-name="P140"/>
      <text:p text:style-name="P140">Не пиздеть о том что у тебя есть. Жить там где это нормально и всё.</text:p>
      <text:p text:style-name="P140"/>
      <text:p text:style-name="P140">Угу. Есть вещи которые “нормальными” нигде не считаются.</text:p>
      <text:p text:style-name="P140"/>
      <text:p text:style-name="P141">А ты не пробовал жить в калифорнии? В прогрессивном городе каком-то?</text:p>
      <text:p text:style-name="P141"/>
      <text:p text:style-name="P141">Нет. Я пробовал Киев. Получше. Но всё равно</text:p>
      <text:p text:style-name="P141"/>
      <text:p text:style-name="P141">Напомни. В Киеве. Кто тебя бил за прогресс?</text:p>
      <text:p text:style-name="P141"/>
      <text:p text:style-name="P141">Эм……………………………………………………………………………………………………………………………….. меня выгоняли разве что. Или нет. Сторонились. т.е. я потерял Колю когда набил татуировку. Я потерял Вову когда бросил айфоны. Я потерял много людей когда мне просто стало не по пути с тем с чем живут они.</text:p>
      <text:p text:style-name="P141"/>
      <text:p text:style-name="P142">Они тебя били?</text:p>
      <text:p text:style-name="P142"/>
      <text:p text:style-name="P142">Нет. Просто перестали давать что у них есть. И мне пришлось искать другое место.</text:p>
      <text:p text:style-name="P142"/>
      <text:p text:style-name="P142">Я понял. Им надоело а ты считал что это удар.</text:p>
      <text:p text:style-name="P142"/>
      <text:p text:style-name="P142">Им не надоело. Им стало со мной не по пути. Они были чуваки с повторяющимися проблемами. Которые я решал.</text:p>
      <text:p text:style-name="P142">Для себя. Не для всего мира блядь а для себя. Потму что нахуй нужно решать это для определённых чуваков типа Дэна.</text:p>
      <text:p text:style-name="P142"/>
      <text:p text:style-name="P142">Вот вот. Есть люди которые ты хочешь чтоб не имели твоих советов. В целях мести. А это противоречит ютюбу.</text:p>
      <text:p text:style-name="P142">Скажи ты сможешь это переварить сам? Или надо проговорить?</text:p>
      <text:p text:style-name="P142"/>
      <text:p text:style-name="P142">Я не знаю. Наверно лучше проговорить</text:p>
      <text:p text:style-name="P142"/>
      <text:p text:style-name="P142">иди включи свою хуйню и поговорим.</text:p>
      <text:p text:style-name="P142"/>
      <text:p text:style-name="P143">Говори</text:p>
      <text:p text:style-name="P143"/>
      <text:p text:style-name="P143">так. Начнём с простого. Сделай список этих людей.</text:p>
      <text:p text:style-name="P143">Все булеры. Дэн. Все тёлки которые меня имели за тряпку. Все кто стоял без дела когда по отношению ко мне была несправедливость. Все кто не успел (ко мне, чтоб сделать мне искусственное дыхание или какой-то другой вид спасения)</text:p>
      <text:p text:style-name="P143">Все кто могли но не сделали и мне пришлось получать перманентный вред</text:p>
      <text:p text:style-name="P143"/>
      <text:p text:style-name="P143">я тебе напомню что ты сам выгнал чувих которые бросались тебе на шею.</text:p>
      <text:p text:style-name="P143"/>
      <text:p text:style-name="P143">Эм</text:p>
      <text:p text:style-name="P143"/>
      <text:p text:style-name="P143">ты эмоции восстановишь за … недели три. Функции мозга ещё месяц. Быстрее если такими темпами как сейчас. Но поверь. Это очень мало. До конца лета восстановить всё что тебя “создало” это высшая степень пилотажа. Сейчас важно одно. Успеть при этом иметь бабло.</text:p>
      <text:p text:style-name="P143"/>
      <text:p text:style-name="P143">………………………………………………………………………………. <text:span text:style-name="T29">та чтоб иметь бабло достаточно соблюдать правила Группы. Я и соблюдаю. Я просто………. Значки сука. Всё это дерьмо . Кому оно нафиг надо?</text:span></text:p>
      <text:p text:style-name="P143"/>
      <text:p text:style-name="P144">Перестань. Успокойся. Помоешь значки и пропустишь их через вопросник. Серьёзно. Сейчас не об этом. Сейчас о том почему ты не можешь простить кого-то настолько что готов себя гробить лишь бы они не услышали того что делает тебя лучше их.</text:p>
      <text:p text:style-name="P144"/>
      <text:p text:style-name="P144">Ответ один. Панчишин.</text:p>
      <text:p text:style-name="P144"/>
      <text:p text:style-name="P144">А что с ней?</text:p>
      <text:p text:style-name="P144"/>
      <text:p text:style-name="P144">Я всегда её хотел.</text:p>
      <text:p text:style-name="P144"/>
      <text:p text:style-name="P144">Ты вопрос слышал?</text:p>
      <text:p text:style-name="P144"/>
      <text:p text:style-name="P144">Ты задал вопрос на что у меня такая обида что я не хочу чтоб они меня слышали. И мой ответ таков. Есть тёлки которые были больше меня, и они меня хотели, и были всегда рядом, и благодарны. А были другие которые меня в ноль не ставили и всегда хотели вылезти мне на голову. Моя обида заключается в том что ни первые ни вторые мне не дали</text:p>
      <text:p text:style-name="P144">хотя погоди. Я вспомнил что первые сиськи я помацал ещё в школе. В 18й. Это была Валя Буряк по моему.</text:p>
      <text:p text:style-name="P144">А в 75й я сисек не мацал. Вообще. Интиллигенты хреновы.</text:p>
      <text:p text:style-name="P144"/>
      <text:p text:style-name="P144">да. вот. Ты понял. Убрал сиськи и пианино и поплыл мозгами.</text:p>
      <text:p text:style-name="P144"/>
      <text:p text:style-name="P144">… </text:p>
      <text:p text:style-name="P144"/>
      <text:p text:style-name="P145">верни сиськи. И пианино.</text:p>
      <text:p text:style-name="P145">И по домам. Боязнь быть первым уйдёт самая первая.</text:p>
      <text:p text:style-name="P145"/>
      <text:p text:style-name="P145">К</text:p>
      <text:p text:style-name="P145"/>
      <text:p text:style-name="P145">иди. У меня всё.</text:p>
      <text:p text:style-name="P145"/>
      <text:p text:style-name="P145">К</text:p>
      <text:p text:style-name="P145"/>
      <text:p text:style-name="P146">удивительно что ты раньше это своё хобби не вернул.</text:p>
      <text:p text:style-name="P147">Умничка. Иди. Страха больше не будет. Была просто уверенность в том что школьные знания что-то значат. Это был вакуум. Точнее как тебе сказать. Бывали случаи когда ты использовал школьные знания чтоб быть важнее взрослых. Вспомни прикол по телефону про Мадрид (когда ты знал столицу Испании а сверстники нет). Вспомни … как ты <text:s/>в школе знал как посчитать длину обоев (через площадь стен) а тупая чувиха которая там продавала – множила ширину на длину на высоту комнату. т.е. не периметр на высоту а сука обьём считала. </text:p>
      <text:p text:style-name="P147"/>
      <text:p text:style-name="P147">Помню</text:p>
      <text:p text:style-name="P147"/>
      <text:p text:style-name="P147">вспоминай вспоминай. Сколько всего полезного тебя учили чего не было даже у тех кто на 50 лет старше тебя. </text:p>
      <text:p text:style-name="P147"/>
      <text:p text:style-name="P147">…</text:p>
      <text:p text:style-name="P147"/>
      <text:p text:style-name="P147">приколист хренов. Ты помнишь как ты стоял перед классом в 18 школе и рассказывал с указкой анатомию человека? С шутками и т.п.?</text:p>
      <text:p text:style-name="P147"/>
      <text:p text:style-name="P147">помню</text:p>
      <text:p text:style-name="P147"/>
      <text:p text:style-name="P147">что с тобой стало? Почему ты стал такой злой? Куда пропали все эти шутки?</text:p>
      <text:p text:style-name="P147"/>
      <text:p text:style-name="P147">…………………………………………………………………… жизнь изменилась. Мне не с кем шутить. Я никому не верю. И люди с которыми я “прикалывался” на самом деле бывают мудаки ещё те.</text:p>
      <text:p text:style-name="P147"/>
      <text:p text:style-name="P147">Вспоминай давай. Как ты ходил на улицу. И тебе было о чём поговорить с каждым. т.е. между собой они “не дружили” потому что нету общих тем. А у тебя с ними общие темы были. И потому дружил. Это правило Карнеги ёпт. Чем меньше общих тем для разговора тем более отчуждённый для тебя человек. “не друг”. При том что “общие темы” это обычное образование.</text:p>
      <text:p text:style-name="P147"/>
      <text:p text:style-name="P147">…</text:p>
      <text:p text:style-name="P147"/>
      <text:p text:style-name="P148">у тебя даже с Мусей есть общие темы. И с любой дворовой собакой кошкой или медведем. Когда ты начал смотреть в мозги ты в первую очередь начал искать общие темы с кем угодно. “ай лайк уат ю лайк”. Вопрос в том что теперь это для тебя самозащита.</text:p>
      <text:p text:style-name="P148">“идти к тем у кого власть над булером который тебя чмырит, и найти с этим властным человеком общие темы”. Помнишь?</text:p>
      <text:p text:style-name="P148"/>
      <text:p text:style-name="P148">да.</text:p>
      <text:p text:style-name="P148"/>
      <text:p text:style-name="P148">давай давай вспоминай. Кем ты был.</text:p>
      <text:p text:style-name="P148"/>
      <text:p text:style-name="P148">Я помню.</text:p>
      <text:p text:style-name="P148"/>
      <text:p text:style-name="P148">Вспоминай как ты в айсек пошёл. С целью “пойти к людям которые мне выгодны в этой ситуации, и наплести им что у меня с ними общие темы”.</text:p>
      <text:p text:style-name="P148"/>
      <text:p text:style-name="P148">Было</text:p>
      <text:p text:style-name="P148"/>
      <text:p text:style-name="P148">и вспомни куда это тебя завело</text:p>
      <text:p text:style-name="P148"/>
      <text:p text:style-name="P148">помню.</text:p>
      <text:p text:style-name="P148"/>
      <text:p text:style-name="P148">Что ты помнишь? Смотри по сторонам блядь. Ты бог. Любую войну можно предотвратить только общением. Когда юниты обмениваются данными – граница размывается. И вообще. Граница это понятие теоретическое. А на деле граница всегда градиентна. И варьируется. Так было всегда. И будет всегда. И ТЫ УМЕЕШЬ ЭТО ПРЕДВИДЕТЬ. СДВИЖЕНИЕ ГРАНИЦЫ И Т.П.</text:p>
      <text:p text:style-name="P148"/>
      <text:p text:style-name="P148">я не понимаю к чему эти примеры</text:p>
      <text:p text:style-name="P148"/>
      <text:p text:style-name="P148">какие?</text:p>
      <text:p text:style-name="P148"/>
      <text:p text:style-name="P148">Примеры. С сиськами. С приколами.</text:p>
      <text:p text:style-name="P148"/>
      <text:p text:style-name="P148">Это ты в норме. Яркий позитивный чувак. А со времён 75й ты жил на голодном пайке. И <text:s/>потому у тебя включается… депрессия. Без шуток… тебе впаривали “серьёзность” будто это сука решение всех проблем. “быть серьёзным”. Быть памятником инфраструктуре в которой ты находишься. И куда это тебя привело? Выгнали сука из политеха. Почему? Потому что ты очень серьёзно относился к вещам которые они учат. Настолько серьёзно что видел нестыковки. И все твои 300 тёлок теперь тебя забыли. Имеют в носе. Не общаются. Молчат. Обходят стороной. ИМ НЕ О ЧЕМ С ТОБОЙ ГОВОРИТЬ. А знаешь почему?</text:p>
      <text:p text:style-name="P148"/>
      <text:p text:style-name="P148">ПОТОМУ ЧТО ОНИ НЕ ОБРАЗОВАННЫЕ.</text:p>
      <text:p text:style-name="P148"/>
      <text:p text:style-name="P148">Нет. Потому что ты злой и жадный.</text:p>
      <text:p text:style-name="P148"/>
      <text:p text:style-name="P149">Меня мир таким сделал</text:p>
      <text:p text:style-name="P149"/>
      <text:p text:style-name="P149">не мир а голод. <text:span text:style-name="T30">Верни пианино и сиськи. Потеплеешь.</text:span></text:p>
      <text:p text:style-name="P149"/>
      <text:p text:style-name="P150">Я помню что такое легкомысленность. Она мне дорого обходится. Потом исправляю годами то что сделал за 5 минут или дней.</text:p>
      <text:p text:style-name="P150"/>
      <text:p text:style-name="P150">Легкомысленность твоя это хорошо. Болезнью было лишь то что ты осознанность вешал на других.</text:p>
      <text:p text:style-name="P151">Ты трогал сиськи тогда когда тебе просто нужны были тактильные ощущения.</text:p>
      <text:p text:style-name="P151"/>
      <text:p text:style-name="P152">Нихт ферштейн.</text:p>
      <text:p text:style-name="P152"/>
      <text:p text:style-name="P152">Ты начал всех грести под одну гребёнку. Гребёну секса и власти.</text:p>
      <text:p text:style-name="P152"/>
      <text:p text:style-name="P152">Та это не новость блядь я расстановки на эту тему делал 6 лет назад.</text:p>
      <text:p text:style-name="P152"/>
      <text:p text:style-name="P152">Я просто напоминаю что в моменты когда у тебя были И секс И власть – ты стремился к чему-то третьему.</text:p>
      <text:p text:style-name="P152">Для этого тебе и надо пианино. Убавить важность. Хотя нет. Убавить психоз. Убавить… концепт что “у тебя этого нет и это надо достигать”. Короче всему виной депривация. Ты жил в депривации и потому … потому у тебя был депресняк.</text:p>
      <text:p text:style-name="P152"/>
      <text:p text:style-name="P152">Какой нахуй депревации.</text:p>
      <text:p text:style-name="P152"/>
      <text:p text:style-name="P152">Ты сиськи находил на улице в первых 14 лет жизни. Потом 3 гоад без сисек, потом 4 года сисек которые нельзя трогать (ты ж НИ К ОДНОЙ ПАРЕ СИСЕК В ПОЛИТЕХЕ НЕ ПРИКОСНУЛСЯ), потом Киев. Серьёзно. Первые твои сиськи после 14 лет были аж в сука 21-22 года, у Сабрины, когда она сама взяла твою руку и положила себе на сиськи.</text:p>
      <text:p text:style-name="P152"/>
      <text:p text:style-name="P152">Было.</text:p>
      <text:p text:style-name="P152"/>
      <text:p text:style-name="P152">Ну так блин. </text:p>
      <text:p text:style-name="P152"/>
      <text:p text:style-name="P152">Я не понимаю к чему ты клонишь.</text:p>
      <text:p text:style-name="P152"/>
      <text:p text:style-name="P152">К тому что боязнь быть первым у тебя ходит рядом с боязнью косаться сисек. Одинаковая природа. Посмотри на оба и получишь ответ.</text:p>
      <text:p text:style-name="P152"/>
      <text:p text:style-name="P153">Я помню что сиськи я в школе трогал против воли тёлок. т.е. что я делал. Трогал их сиськи а потом защищался от ударов коленом по яйцах, пощёчин и т.п. либо убегал (когда панчишинку потрогал). т.е. я не спрашивал. Я просто щупал.</text:p>
      <text:p text:style-name="P153"/>
      <text:p text:style-name="P153">да. но ты ведь помнишь что была Юля Волкова которая сама ими к тебе в 15 лет прижалась.</text:p>
      <text:p text:style-name="P153"/>
      <text:p text:style-name="P153">Помню.</text:p>
      <text:p text:style-name="P153"/>
      <text:p text:style-name="P153">Как бы сука тебе так обьяснить. Мнение сиськоносок тебя никогда не волновало.</text:p>
      <text:p text:style-name="P153"/>
      <text:p text:style-name="P153">Да</text:p>
      <text:p text:style-name="P153"/>
      <text:p text:style-name="P153">но тебя очень волнует мнение третьих личностей о том какие сиськи тебе можно или нельзя щупать.</text:p>
      <text:p text:style-name="P153"/>
      <text:p text:style-name="P153">Есть такое.</text:p>
      <text:p text:style-name="P153"/>
      <text:p text:style-name="P153">Потому я и говорю что эти вещи ходят рядом. Серьёзно. Я вижу как прорывается наружу твоя истинная природа. Отпусти её.</text:p>
      <text:p text:style-name="P153"/>
      <text:p text:style-name="P153">Как?</text:p>
      <text:p text:style-name="P153"/>
      <text:p text:style-name="P153">Что каждый человек сам должен решать с кем ему ебаться. И если она отбивается недостаточно сильно чтобы я перестал значит она не против.</text:p>
      <text:p text:style-name="P153"/>
      <text:p text:style-name="P153">))))))))))))))))))))))))))))))))))))))))))))))))))))))))))))))) первый раз такое слышу</text:p>
      <text:p text:style-name="P153"/>
      <text:p text:style-name="P153">тем не менее.</text:p>
      <text:p text:style-name="P153"/>
      <text:p text:style-name="P153">Это изнасилование чувак.</text:p>
      <text:p text:style-name="P153"/>
      <text:p text:style-name="P153">Нет. Меня все хотят.</text:p>
      <text:p text:style-name="P153"/>
      <text:p text:style-name="P153">да. ты был мачо. Которого все хотят пока до дела не дойдёт. А потом… скажи ты зинкевич хоть раз мацал?</text:p>
      <text:p text:style-name="P153"/>
      <text:p text:style-name="P153">Нет</text:p>
      <text:p text:style-name="P153"/>
      <text:p text:style-name="P153">а почему? Она ведь хотела</text:p>
      <text:p text:style-name="P153"/>
      <text:p text:style-name="P153">у неё не было что мацать</text:p>
      <text:p text:style-name="P153"/>
      <text:p text:style-name="P153">ой ли?</text:p>
      <text:p text:style-name="P153"/>
      <text:p text:style-name="P153">Я берёг её “на потом”</text:p>
      <text:p text:style-name="P153"/>
      <text:p text:style-name="P153">ОЙ ЛИ?</text:p>
      <text:p text:style-name="P153"><text:s/></text:p>
      <text:p text:style-name="P153">я проходил мимо тех кто хочет по взаимному согласию</text:p>
      <text:p text:style-name="P153"/>
      <text:p text:style-name="P153">ВОТ! ВЕРНО. ДЛЯ ТЕБЯ ОДИН ИЗ МЕТОДОВ ДОСТИЖЕНИЯ СТАТУСА – ИЗНАСИЛОВАНИЕ.</text:p>
      <text:p text:style-name="P153"/>
      <text:p text:style-name="P153">Мейби.</text:p>
      <text:p text:style-name="P153"/>
      <text:p text:style-name="P154">Запиши себе проект. “изнасилования (мной кого-то, кем-то кого-то другого)”</text:p>
      <text:p text:style-name="P154"/>
      <text:p text:style-name="P157">ок. но я музыкант. Меня слышат все. И не всегда мне есть дело до мелких нестыковок.</text:p>
      <text:p text:style-name="P157"/>
      <text:p text:style-name="P157">Вот вот. <text:span text:style-name="T31">Мелкие нестыковки ты точно записал. Изнасилования запиши. Там посмотрим.</text:span></text:p>
      <text:p text:style-name="P157"/>
      <text:p text:style-name="P158">Есть</text:p>
      <text:p text:style-name="P158"/>
      <text:p text:style-name="P160"><text:span text:style-name="T22">супер!</text:span></text:p>
      <text:p text:style-name="P160"><text:span text:style-name="T22">Видишь как легко стало. И я тебе напомню. Что с Тамарой ты этого не позволил. </text:span></text:p>
      <text:p text:style-name="P160"><text:span text:style-name="T22"/></text:p>
      <text:p text:style-name="P160"><text:span text:style-name="T22">Она меня кормила. Верила. Этих три студенточки мне жизнь спасли. А это чмо… хочет халявы</text:span></text:p>
      <text:p text:style-name="P160"><text:span text:style-name="T22"/></text:p>
      <text:p text:style-name="P160"><text:span text:style-name="T22">вот. И мы вернулись к теме. Кто тебя бил в Киеве. Ты говорил никто. Хотя контакты были. Будь то с Робертом из-за 50ти гривен которые ты в кошелёк положил думал себе оставить типа недодать сдачи, или с тем чуваком который в метро вначале унижал во всё горло Тамару а потом начал её лапать, … я помню это. И я помню как эти девчонки … я не знаю я вспоминаю себя тогдашнего как чувака с множеством моделей. Я … ты ж помнишь. Грузинки. Вызывающие. Яркие. Кто-то до них доебался с целью изнасиловать. Унижали что бы они не сказали и не сделали. А ты положил этому конец. И КАКИМ ОБРАЗОМ, тебе напомнить?</text:span></text:p>
      <text:p text:style-name="P160"><text:span text:style-name="T22"/></text:p>
      <text:p text:style-name="P160"><text:span text:style-name="T22">Таким которым делали со мной. Когда я был неправ.</text:span></text:p>
      <text:p text:style-name="P160"><text:span text:style-name="T22"/></text:p>
      <text:p text:style-name="P160"><text:span text:style-name="T22">Оооооооооооооо</text:span></text:p>
      <text:p text:style-name="P160"><text:span text:style-name="T22"/></text:p>
      <text:p text:style-name="P160"><text:span text:style-name="T22">т.е. это норма. Душить. Тех кто неправ.</text:span></text:p>
      <text:p text:style-name="P160"><text:span text:style-name="T22"/></text:p>
      <text:p text:style-name="P160"><text:span text:style-name="T22">Как знать как знать. Я тебе напоминаю этот слоумоушн. Ты знал все его слабые места. Координация. Что он может чего не может.</text:span><text:span text:style-name="T6">… </text:span>сбить с ног будет легко потому что пьян. Вспоминай. Проанализировал его как набор шестерёнок. Посмотрел какие расшатанные. А потом сделал с ним то что ты считал делать нормально. Мол если меня из-за 50ти гривен душили – то я уж подавно буду душить из-за того что кто-то наносит психологическую травму девочкам которые меня кормили и позволяли с ними ночевать. И прикрывали от айсека что я у них спал. т.е. буквально за … пару часов до этого… я реально спал у них. Проснулся и мы поехали в центр. Я это помню. Я ел их еду. Их временный дом меня уберёг от мороза. <text:s/>А что я дал в ответ? Я не хотел потом носить всю жизнь мысль что они нуждались в помощи а я ничего не делал. Не хотел чтоб этот алкаш для меня стал второй “Виктор Сергеевич”. Который унижает тех кого я боготворю а потом ещё и ебёт их и унижает этим меня.</text:p>
      <text:p text:style-name="P160"/>
      <text:p text:style-name="P160">Вот вот.</text:p>
      <text:p text:style-name="P160"/>
      <text:p text:style-name="P161">т.е. изнасилование можно разбить на части. Как “унижение с последующим трахом против воли с последующим унижением”.</text:p>
      <text:p text:style-name="P161"/>
      <text:p text:style-name="P161">К</text:p>
      <text:p text:style-name="P161"/>
      <text:p text:style-name="P161">запиши. У меня всё. Слов нет. Твоя роль – быть костью в горле. По жизни.</text:p>
      <text:p text:style-name="P161"/>
      <text:p text:style-name="P162">Есть. Иди. Всё.</text:p>
      <text:p text:style-name="P38"/>
      <text:p text:style-name="P42"/>
      <text:p text:style-name="P42">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3">Этого вообще нет. Есть намеренья. А это – реакция на них.</text:p>
      <text:p text:style-name="P163">И вообще. Спи больше. 5 часов тебе мало. Тебя ж никто не торопит.</text:p>
      <text:p text:style-name="P163">Вспомни. Твоё естественное положение – быть концом кнута намеренья. А не стоять между двумя намереньями и принимать удары с обеих сторон на себя</text:p>
      <text:p text:style-name="P163"/>
      <text:p text:style-name="P163">что ты сказал? Звучит так будто я изучал мир однобоко и был частью секты.</text:p>
      <text:p text:style-name="P163"/>
      <text:p text:style-name="P163">да. секты христианства.</text:p>
      <text:p text:style-name="P163"/>
      <text:p text:style-name="P163">А первый это чувак который всем кнутам скажет “идите нахуй”?</text:p>
      <text:p text:style-name="P163"/>
      <text:p text:style-name="P163">да.</text:p>
      <text:p text:style-name="P163"/>
      <text:p text:style-name="P164">угу. Опять та же хуйня. Вылетели сука камни. И от тебя требуют их “приклеять”. Хотя на деле они не сказали что это сука не ювелирка а дешёвая медь. С приклеенными камнями. “брошки” блядь. Так будто это золото. Позорище сука. Медное.</text:p>
      <text:p text:style-name="P164"/>
      <text:p text:style-name="P164">Ок что бы ты сделал? </text:p>
      <text:p text:style-name="P164"/>
      <text:p text:style-name="P164">Она пытается тебе любые отклонения от ожидаемого превратить в вину.</text:p>
      <text:p text:style-name="P164"/>
      <text:p text:style-name="P164">И что делать?</text:p>
      <text:p text:style-name="P164"/>
      <text:p text:style-name="P164">Послать нахуй.</text:p>
      <text:p text:style-name="P164">Сказать вот брошь вот камни. Вперёд. Хочешь клей. Я на это не подписывался.</text:p>
      <text:p text:style-name="P164"/>
      <text:p text:style-name="P164">Ок</text:p>
      <text:p text:style-name="P164"/>
      <text:p text:style-name="P164">иди. Сделай щас. Посмотришь что будет.</text:p>
      <text:p text:style-name="P164"/>
      <text:p text:style-name="P165">Всмысле посмотрю что будет. Исход событий решаю я. Как подам так и будет.</text:p>
      <text:p text:style-name="P165"/>
      <text:p text:style-name="P165">… вот вот. Но почему-то ты боишься когда мы с этого начинаем разговор. С вопроса какой исход ты хочешь. У меня всё.</text:p>
      <text:p text:style-name="P57"/>
      <text:p text:style-name="P57"/>
      <text:p text:style-name="P57">…</text:p>
      <text:p text:style-name="P38"/>
      <text:p text:style-name="P1"/>
      <text:p text:style-name="P42">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5">Та ты просто аналог Буряк Вали. Только для баб.</text:p>
      <text:p text:style-name="P165">Чувак который имеет много навыков о которых они не слышали.</text:p>
      <text:p text:style-name="P165">Эльф из заморья сука.</text:p>
      <text:p text:style-name="P165"/>
      <text:p text:style-name="P165">Угу</text:p>
      <text:p text:style-name="P165"/>
      <text:p text:style-name="P165">иди. <text:span text:style-name="T13">Навыки о которых они не слышали. Тоже проект.</text:span></text:p>
      <text:p text:style-name="P165">У меня всё.</text:p>
      <text:p text:style-name="P165"/>
      <text:p text:style-name="P165">к</text:p>
      <text:p text:style-name="P57"/>
      <text:p text:style-name="P166">не задавай вопросы ответы на которые тебя не интересуют.</text:p>
      <text:p text:style-name="P166"/>
      <text:p text:style-name="P166">К</text:p>
      <text:p text:style-name="P166"/>
      <text:p text:style-name="P166">пиши.</text:p>
      <text:p text:style-name="P166">З<text:span text:style-name="T13">адавание вопросов ответы на которые меня не интересуют.</text:span></text:p>
      <text:p text:style-name="P166"/>
      <text:p text:style-name="P166">Оу ок.</text:p>
      <text:p text:style-name="P166"/>
      <text:p text:style-name="P166">Вот теперь всё.</text:p>
      <text:p text:style-name="P38"/>
      <text:p text:style-name="P1"/>
      <text:p text:style-name="P42">Вопрос №35.</text:p>
      <text:p text:style-name="P13">Что другие люди колдуют <text:span text:style-name="T10">(притягивают в твою жизнь) </text:span>связанного с этой вещью?</text:p>
      <text:p text:style-name="P4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7">Та лапают тебя.</text:p>
      <text:p text:style-name="P167">За возможность это иметь.</text:p>
      <text:p text:style-name="P167">Булинг и гроупанье ходят рядом.</text:p>
      <text:p text:style-name="P167">Но ты это записал.</text:p>
      <text:p text:style-name="P167">Хочешь ещё булинг запиши.</text:p>
      <text:p text:style-name="P167"/>
      <text:p text:style-name="P155">Защита от булинга?</text:p>
      <text:p text:style-name="P167"/>
      <text:p text:style-name="P167">да.</text:p>
      <text:p text:style-name="P167"/>
      <text:p text:style-name="P167">я ведь записал….. лабиринты</text:p>
      <text:p text:style-name="P167"/>
      <text:p text:style-name="P167">более конкретно.</text:p>
      <text:p text:style-name="P167"/>
      <text:p text:style-name="P167">к</text:p>
      <text:p text:style-name="P38"/>
      <text:p text:style-name="P1"/>
      <text:p text:style-name="P43">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58">“<text:span text:style-name="T32">Меня Виноградов Сергей боится… Сам ВИНОГРАДОВ СЕРГЕЙ меня испугался”. Знаешь… вот такие мысли у них возникают. Мол ты априори выше. Они может даже не осознают всех своих мыслительных процессов. Вообще это быдло а не музыканты. Они не осознают многих своих действий.</text:span></text:p>
      <text:p text:style-name="P58"/>
      <text:p text:style-name="P58"/>
      <text:p text:style-name="P58">…</text:p>
      <text:p text:style-name="P39"/>
      <text:p text:style-name="P1"/>
      <text:p text:style-name="P44">Вопрос №37.</text:p>
      <text:p text:style-name="P14">Что ЭТА ПРОБЛЕМА решает?</text:p>
      <text:p text:style-name="P44">(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68">Защита от толпы быдла. Было.</text:p>
      <text:p text:style-name="P59"/>
      <text:p text:style-name="P59"/>
      <text:p text:style-name="P59">…</text:p>
      <text:p text:style-name="P40"/>
      <text:p text:style-name="P44"/>
      <text:p text:style-name="P44">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68">Не обладал знаниями когда был первый раз. Допустил что примерно ещё в животном царстве. Сказал. Охуел.</text:p>
      <text:p text:style-name="P59"/>
      <text:p text:style-name="P59"/>
      <text:p text:style-name="P59">…</text:p>
      <text:p text:style-name="P40"/>
      <text:p text:style-name="P44">Вопрос №39.</text:p>
      <text:p text:style-name="P14">Что ЭТА ПРОБЛЕМА колдует?</text:p>
      <text:p text:style-name="P45">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69">Альтернативы.</text:p>
      <text:p text:style-name="P169">Типа люди у которых есть такой страх – уже первые.</text:p>
      <text:p text:style-name="P169">Я повторюсь.</text:p>
      <text:p text:style-name="P156">ЛЮДИ У КОТОРЫХ ЕСТЬ СТРАХ <text:span text:style-name="T33">БЫТЬ ПЕРВЫМ </text:span>– УЖЕ ПЕРВЫЕ.</text:p>
      <text:p text:style-name="P156"/>
      <text:p text:style-name="P159">Эм</text:p>
      <text:p text:style-name="P159"/>
      <text:p text:style-name="P159">вот теперь всё.</text:p>
      <text:p text:style-name="P59"/>
      <text:p text:style-name="P171">Я хочу записать себе это на зеркало</text:p>
      <text:p text:style-name="P171"/>
      <text:p text:style-name="P171">та нахуя. Ну запиши. Ты и так понял. Это не указание к действию. Просто мысль.</text:p>
      <text:p text:style-name="P171"/>
      <text:p text:style-name="P171">Угу. У меня таких мыслей целый дневником</text:p>
      <text:p text:style-name="P171"/>
      <text:p text:style-name="P171">запиши туда. В дневник. Не на зеркало.</text:p>
      <text:p text:style-name="P59"/>
      <text:p text:style-name="P59">…</text:p>
      <text:p text:style-name="P40"/>
      <text:p text:style-name="P1"/>
      <text:p text:style-name="P44">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71">Этот страх наоборот полная противоположность этих трёх пунктов.</text:p>
      <text:p text:style-name="P171">Ёбтвою мать я вспомнил в бассейне в 18 школе ту чувиху.. с сиськами. Которая мне нравилась потому что у неё соски были интересной формы.. в купальнике. Каждый раз когда плавали я пытался быть поближе к ней. Встревал в разговоры между ней и подружкой. Шутками. Типа она подружке что-то там “миж ногы”. А я ей “кудааа???” и типа мы оба шутим траливали. Короче. Ты охуенный парень. Всегда им был и всегда им останешься. Но сидя в четырёх стенах ты можешь забыть об этом. Особенно когда мать постоянно унижает и заставляет клеить её бижутерию. Посредством вызова чувства вины по любому поводу.</text:p>
      <text:p text:style-name="P171">Давай знаешь что.</text:p>
      <text:p text:style-name="P171"><text:span text:style-name="T13">“чувства вины (и защита от них)”. Проект</text:span>. Задрало. А то сука контраргумент блядь на все случаи. Что бы не сказал сука “вот ты же блядь делал значит клей а я буду вязать”. Это унижение короче. Я свою норму выполнил. Для себя. Я вообще считаю что нормы в этом вопросе нету. Я выполнил ровно столько чтоб получить похвалу. То есть оплату. Ни больше ни меньше. То что она носит дешёвую советскую хуйню мне неинтересно.</text:p>
      <text:p text:style-name="P171"/>
      <text:p text:style-name="P171">…</text:p>
      <text:p text:style-name="P171"/>
      <text:p text:style-name="P172">я так поговорить с тобой хочу.</text:p>
      <text:p text:style-name="P59"/>
      <text:p text:style-name="P173">Бля я б щас так смачно передёрнул на всю 18ю школу.</text:p>
      <text:p text:style-name="P173"/>
      <text:p text:style-name="P59">…</text:p>
      <text:p text:style-name="P173">почему ты уходишь?</text:p>
      <text:p text:style-name="P173"/>
      <text:p text:style-name="P173">Я устал. И ничего нового ты мне не говоришь. Точнее я не ощущаю что здесь будет ещё что-то кардинально новое.</text:p>
      <text:p text:style-name="P173"/>
      <text:p text:style-name="P173">Наконец-то. <text:span text:style-name="T13">Ощущения и предчувствия. Проект.</text:span> Вот теперь точно всё.</text:p>
      <text:p text:style-name="P173"/>
      <text:p text:style-name="P174">Спасибо тебе брат. За столь откровенный разговор</text:p>
      <text:p text:style-name="P174"/>
      <text:p text:style-name="P174">у меня всё. Кончились мысли. Иди переваривай. Пока. Прощай.</text:p>
      <text:p text:style-name="P5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22:31:14.767518700</meta:creation-date>
    <meta:editing-duration>PT10H16M26S</meta:editing-duration>
    <meta:editing-cycles>112</meta:editing-cycles>
    <meta:generator>LibreOffice/6.0.7.3$Linux_X86_64 LibreOffice_project/00m0$Build-3</meta:generator>
    <dc:title>Групанье в Ворде</dc:title>
    <dc:date>2020-07-22T23:35:37.958295288</dc:date>
    <meta:document-statistic meta:table-count="0" meta:image-count="0" meta:object-count="0" meta:page-count="1" meta:paragraph-count="798" meta:word-count="9432" meta:character-count="56787" meta:non-whitespace-character-count="48066"/>
    <meta:template xlink:type="simple" xlink:actuate="onRequest" xlink:title="Групанье в Ворде" xlink:href="../../../../Templates/Групанье%20в%20Ворде.ott" meta:date="2020-07-21T22:31:07.478551076"/>
  </office:meta>
</office:document-meta>
</file>